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Times" fo:font-size="12.0pt" fo:background-color="#868686"/>
    </style:style>
    <style:style style:name="P3" style:family="paragraph" style:parent-style-name="Standard">
      <style:paragraph-properties fo:margin-bottom="0.1667in"/>
      <style:text-properties style:font-name="LiSong Pro Light" fo:font-size="12.0pt" fo:background-color="#ececec"/>
    </style:style>
    <style:style style:name="P4" style:family="paragraph" style:parent-style-name="Standard">
      <style:paragraph-properties fo:margin-bottom="0.1667in"/>
      <style:text-properties style:font-name="Times" fo:font-size="12.0pt" fo:color="#0000e9" fo:background-color="#e0e0e0"/>
    </style:style>
    <style:style style:name="P5" style:family="paragraph" style:parent-style-name="Standard">
      <style:paragraph-properties fo:margin-bottom="0.1667in"/>
      <style:text-properties style:font-name="Times" fo:font-size="12.0pt" fo:color="#0000e9" fo:background-color="#ececec"/>
    </style:style>
    <style:style style:name="P6" style:family="paragraph" style:parent-style-name="Standard">
      <style:paragraph-properties fo:margin-bottom="0.1667in"/>
      <style:text-properties style:font-name="LiSong Pro Light" fo:font-size="12.0pt" fo:background-color="#e0e0e0"/>
    </style:style>
    <style:style style:name="P7" style:family="paragraph" style:parent-style-name="Standard">
      <style:paragraph-properties fo:margin-bottom="0.1667in"/>
      <style:text-properties style:font-name="Times" fo:font-size="12.0pt" fo:background-color="#ececec"/>
    </style:style>
    <style:style style:name="P8" style:family="paragraph" style:parent-style-name="Standard">
      <style:paragraph-properties fo:margin-bottom="0.1667in"/>
      <style:text-properties style:font-name="Times" fo:font-size="12.0pt" fo:background-color="#e0e0e0"/>
    </style:style>
    <style:style style:name="P9" style:family="paragraph" style:parent-style-name="Standard">
      <style:paragraph-properties fo:margin-bottom="0.1667in"/>
      <style:text-properties style:font-name="STSong" fo:font-size="12.0pt" fo:background-color="#ececec"/>
    </style:style>
    <style:style style:name="P10" style:family="paragraph" style:parent-style-name="Standard">
      <style:paragraph-properties fo:margin-bottom="0.1667in"/>
      <style:text-properties style:font-name="STSong" fo:font-size="12.0pt" fo:background-color="#e0e0e0"/>
    </style:style>
    <style:style style:name="T1" style:family="text">
      <style:text-properties style:font-name="LiSong Pro Light"/>
    </style:style>
    <style:style style:name="T2" style:family="text">
      <style:text-properties fo:color="#052726"/>
    </style:style>
    <style:style style:name="T3" style:family="text">
      <style:text-properties style:font-name="Times"/>
    </style:style>
    <style:style style:name="T4" style:family="text">
      <style:text-properties style:font-name="LiSong Pro Light" fo:color="#000000"/>
    </style:style>
    <style:style style:name="T5" style:family="text">
      <style:text-properties fo:color="#000000"/>
    </style:style>
    <style:style style:name="T6" style:family="text">
      <style:text-properties style:font-name="STSong" fo:color="#000000"/>
    </style:style>
    <style:style style:name="T7" style:family="text">
      <style:text-properties fo:font-style="italic" fo:font-style-asian="italic" fo:font-style-complex="italic"/>
    </style:style>
    <style:style style:name="T8" style:family="text">
      <style:text-properties style:font-name="STSong"/>
    </style:style>
    <style:style style:name="T9" style:family="text">
      <style:text-properties fo:font-style="italic" fo:font-style-asian="italic" fo:font-style-complex="italic" fo:color="#0000e9"/>
    </style:style>
    <style:style style:name="T10" style:family="text">
      <style:text-properties fo:color="#0000e9"/>
    </style:style>
    <style:style style:name="T11" style:family="text">
      <style:text-properties style:font-name="LiSong Pro Light" fo:color="#0000e9"/>
    </style:style>
    <style:style style:name="T12"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text:span text:style-name="T1">李輝焱</text:span><text:s/>  |  2022.03.07 12:52   |   <text:a xlink:type="simple" xlink:href="http://palinfo.habago.org/Entry?Command=Information_PrintForum&amp;iPage=1#FORUM42072"><text:span text:style-name="T2">#</text:span></text:a></text:p>
      <text:p text:style-name="P3"><text:span text:style-name="T3"><text:line-break/></text:span>我直接貼算了一直失敗<text:span text:style-name="T3"><text:s/><text:line-break/><text:line-break/><text:line-break/></text:span>從個人經歷談中國年輕一代認識中西方道路的心路歷程<text:span text:style-name="T3"><text:s/><text:line-break/></text:span>李曉鵬博士<text:span text:style-name="T3"><text:s/>2019-10-23 <text:line-break/><text:line-break/><text:line-break/><text:line-break/><text:line-break/></text:span>我生於<text:span text:style-name="T3">1982</text:span>年，改革開放後四年，是比較早的一批「<text:span text:style-name="T3">80</text:span>後」。今年三十出頭了。回顧這三十多年的生活，感覺自己非常幸運，可以在<text:span text:style-name="T3">30</text:span>年左右的時間裏，體驗到了人類社會兩千多年的變遷<text:span text:style-name="T3">——</text:span>從原始的農耕社會到工業化社會，再到移動互聯網和人工智能社會。這個過程讓我對中國和外部世界的認識經歷過很多次劇烈的沖擊和變化。<text:span text:style-name="T3"><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3"><text:s/><text:line-break/><text:line-break/></text:span>當時學校還有專門的假期叫農忙假<text:span text:style-name="T3">——</text:span>每年稻谷播種和收割的時候放假一周，中小學的孩子們都回家去幹農活。不然家長們會有意見，說讀書耽誤了農忙，就不讓孩子來念書了。<text:span text:style-name="T3"><text:s/><text:line-break/><text:line-break/></text:span>農忙時候幹的活兒，勞作方式跟兩千年前沒有多大的區別，犁田用牛、插秧用手，收割用鐮刀、打谷用架子。<text:span text:style-name="T3"><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3"><text:s/><text:line-break/><text:line-break/>1998</text:span>年，長江全流域發大水，筍溪河也一夜暴漲，把我家房子沖垮了。整條街被沖垮的房子不少。洪災過後，鄉政府趁機對街道進行修繕開發，搞旅遊，號稱「中山古鎮」。去年（<text:span text:style-name="T3">2015</text:span>年）春節還上了新聞聯播，被當成「青山綠水變金山銀山」的典型案例，現在就更火了。<text:span text:style-name="T3"><text:s/><text:line-break/><text:line-break/></text:span>我離開中山，是一級一級考試考出來的。當時還有一級行政區劃叫做區，比鄉高一級，比縣低一級。<text:span text:style-name="T3">1996</text:span>年去區裏面讀初中，<text:span text:style-name="T3">1997</text:span>年到江津縣城讀高中。<text:span text:style-name="T3">2000</text:span>年從縣裏面考到了北京的中國人民大學。念完大學，在博士期間去英國劍橋大學做訪學。後來又到美國哈佛做<text:span text:style-name="T3">Research Fellow</text:span>（大致可翻譯為「研究員」）。現已回到國內，定居北京，以研究為業。<text:span text:style-name="T3"><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3"><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3"><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3"><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3"><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3"><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3"><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3"><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3"><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3"><text:s/><text:line-break/><text:line-break/></text:span>中學時期，我努力的學習中國政治和中國革命史，崇拜毛澤東、周恩來、鄧小平這一些政治領袖。高考的時候，我的政治科目成績是重慶市第一名。<text:span text:style-name="T3"><text:s/><text:line-break/><text:line-break/></text:span>我家的生活水平在改革開放以後提高很快。小學的時候還有糧票<text:span text:style-name="T3">——</text:span>每個人每個月吃多少斤大米都要根據糧票配額供應。在配額內，國家統購統銷，價格比較便宜，超過配額的部分則花錢也買不到。一個青少年男子的配額是最高的，一個月可以吃<text:span text:style-name="T3">32</text:span>斤糧。我對這個數字印象深刻，每天都盼望著長大，盼望著到了中學以後就可以一個月吃<text:span text:style-name="T3">32</text:span>斤大米了。但等我真的上了中學，糧票製度就廢除了。<text:span text:style-name="T3"><text:s/><text:line-break/><text:line-break/></text:span>糧食放開以後，鎮上也通自來水了。以前是自己去河裏挑水，家裏有個大水缸，慢慢鎮上開始修自來水管了，一家一戶鋪進來。<text:span text:style-name="T3"><text:s/><text:line-break/><text:line-break/></text:span>後來政府又投資建了電視轉播站，買了衛星信號接收器，給家家戶戶接入有線電視。我們家也買了一臺很小的黑白電視機，可以看見中央一臺和二臺。<text:span text:style-name="T3">1992</text:span>年，鄧小平南巡講話以後，經濟更好了。之後，我們家就買了一個長虹的彩色電視機。家家戶戶生活的改善很明顯，吃的、穿的、用的都有提高。<text:span text:style-name="T3"><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3"><text:s/><text:line-break/><text:line-break/></text:span>等我<text:span text:style-name="T3">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3"><text:s/><text:line-break/><text:line-break/></text:span>這段時期我在思想上受中國特色社會主義教育，沒有太大的變化。對我思想刺激比較大的是<text:span text:style-name="T3">1999</text:span>年美國轟炸南聯盟大使館這個事。以前教科書上宣傳美國是資本主義帝國主義的頭子，大家都覺得美國很壞，但到底怎麽個壞法，沒有感覺。直到<text:span text:style-name="T3">1999</text:span>年，美國人在轟炸南聯盟的戰爭中，用導彈攻擊了中國駐南聯盟大使館，炸死了我們的外交人員，我們才第一次強烈的感受到來自美國的敵意和對國家的威脅。<text:span text:style-name="T3"><text:s/><text:line-break/><text:line-break/></text:span>那一年我<text:span text:style-name="T3">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3"><text:s/><text:line-break/><text:line-break/></text:span>一年後，我抱著這樣一種感情到北京開始念大學。<text:span text:style-name="T3"><text:s/><text:line-break/><text:line-break/></text:span>剛進校的時候宿舍沒有網絡，上個網得跑到校外的網吧去。大一下學期，學校開始在學生宿舍裏鋪設網線。我在<text:span text:style-name="T3">2001</text:span>年上半年，跟寢室另一個同學湊錢合夥買了一臺電腦，是一個臺式機，放在寢室上網。<text:span text:style-name="T3"><text:s/><text:line-break/><text:line-break/></text:span>沒過多久，<text:span text:style-name="T3">911</text:span>事件發生了，美國的世貿雙塔遭遇恐怖襲擊，大樓倒塌、死亡上萬人。當時，包括我在內，全班同學聽到這個消息都非常高興，歡呼雀躍<text:span text:style-name="T3">——</text:span>太好了，美國終於被人教訓了！<text:span text:style-name="T3"><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3"><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3"><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3"><text:s/><text:line-break/><text:line-break/></text:span>從<text:span text:style-name="T3">9·11</text:span>事件到美軍攻打伊拉克，也就一年的時間，為什麽我們的思想會變化那麽大呢？<text:span text:style-name="T3"><text:s/><text:line-break/><text:line-break/></text:span>這是因為，我們進大學以後接受的思想、看到的東西，和高中時代完全不一樣。以前課堂上講的是國家編訂的教材，到了大學，特別是有了網絡以後，接觸的東西就全變了。<text:span text:style-name="T3"><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3">……</text:span>而中國則不民主、不法治、不自由、沒有人權<text:span text:style-name="T3">……</text:span>總之就是全面落後。<text:span text:style-name="T3"><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3"><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3"><text:s/><text:line-break/><text:line-break/></text:span>初中的時候，學校的老師們組織過罷課。因為鄉鎮政府拖欠老師的工資<text:span text:style-name="T3">——</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3"><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3"><text:s/><text:line-break/><text:line-break/></text:span>類似的事情還有很多，政府的官員，從小就給我留下了十分腐敗的印象。我考大學的時候報考法學專業，也是因為有這麽一個理想，認為法律、政治這種東西能夠改變中國的現狀。<text:span text:style-name="T3"><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3"><text:s/><text:line-break/><text:line-break/></text:span>這是我自孔子從壞人變好人以後，遭遇到的第二次思想顛覆。我發現以前所相信的東西竟然又都是錯誤的或者虛假的。<text:span text:style-name="T3"><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3"><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3"><text:s/><text:line-break/><text:line-break/></text:span>難道中國不也應該有這樣的製度嗎？我看到有很多中國的官員犯的錯誤嚴重的多，卻依然可以在自己的位置上高枕無憂，這顯然是應該改變的。<text:span text:style-name="T3"><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3"><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3"><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3"><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3">——</text:span>也就是先在京郊地區強製勞動一段時間，把回家的火車票錢掙出來，再遣返回到老家去。後來學校派人去給接出來了。<text:span text:style-name="T3"><text:s/><text:line-break/><text:line-break/></text:span>在強製收容遣返過程中，出現人員意外死亡的情況應該並不少見。但孫誌剛事件能影響這麽大，主要還是因為他是一個剛畢業的大學生，容易引起大學生這個群體的共鳴<text:span text:style-name="T3">——</text:span>誰也不想以後出來工作會莫名其妙被人抓起來打死。這個時候中國重點高校幾乎全部鋪通了網線，大學生們都可以在宿舍自由的上網，高校的網絡群體出現了，網絡輿論爆發的條件已經成熟。<text:span text:style-name="T3"><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3"><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3"><text:s/><text:line-break/><text:line-break/></text:span>這種思想一直持續到<text:span text:style-name="T3">2008</text:span>年我博士期間出國以前。<text:span text:style-name="T3"><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3">2004</text:span>年，我的一個講經濟的老師，在課上給我們說：他們去美國、英國玩，從國外買東西帶回國內，打開包裝發現盡然都是<text:span text:style-name="T3">made in china</text:span>。這種情況已非常普遍。聽到這種事情，很難不對中國產生一種自豪感。<text:span text:style-name="T3"><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3"><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3"><text:s/><text:line-break/><text:line-break/></text:span>另一件促使我思想轉變的大事情是美國<text:span text:style-name="T3">2007</text:span>年爆發次貸金融危機。我喜歡上網看《經濟學人》網站上的文章，<text:span text:style-name="T3">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3">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3"><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3"><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3"><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3"><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3"><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3"><text:s/><text:line-break/><text:line-break/></text:span>這時已經是<text:span text:style-name="T3">2010</text:span>年。金融危機以後這個世界變化的很大。我發現，原來有很多美國一流的學者竟然也認為中國非常厲害。他們認為中國崛起會挑戰美國的世界霸主地位。<text:span text:style-name="T3"><text:s/><text:line-break/><text:line-break/></text:span>在國內，我聽到的基本都是關於中國如何如何差，而美國如何如何好的言論。我想不到中國在美國精英們眼裏，竟然已經如此強大。這樣看來，中國還確實是有很多很厲害的地方。<text:span text:style-name="T3"><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3">2008</text:span>年的經濟結構大約相當於日本在<text:span text:style-name="T3">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3"><text:s/><text:line-break/><text:line-break/></text:span>美國社會跟英國社會比，問題可能更多。比如流浪漢、乞討的現象比英國更嚴重，貧民窟在各大城市隨處可見。在地鐵站臺上，時不時就會鉆出來一個人，向我討錢。這種情況很普遍。<text:span text:style-name="T3"><text:s/><text:line-break/><text:line-break/></text:span>此外，美國的社會治安也比英國更糟糕。在大城市，中國人都不敢去<text:span text:style-name="T3">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3">20</text:span>美元現金，遇到搶劫就給劫匪。如果多於<text:span text:style-name="T3">20</text:span>美元損失比較大，但如果少於<text:span text:style-name="T3">20</text:span>美元，劫匪可能就會傷害你。這似乎是一條劫匪們的潛規則。<text:span text:style-name="T3"><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3"><text:s/><text:line-break/><text:line-break/></text:span>在哈佛那段時間，《華爾街日報》發了一篇比較轟動的報道，一位被稱為「虎媽（<text:span text:style-name="T3">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3"><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3"><text:s/><text:line-break/><text:line-break/></text:span>早在<text:span text:style-name="T3">2004</text:span>年<text:span text:style-name="T3">——</text:span>我還完全沈浸於從經濟政治上學習西方道路的年代<text:span text:style-name="T3">——</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3"><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3">……</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3"><text:s/><text:line-break/><text:line-break/></text:span>回到中國以後，我帶著這個想法去讀很多書，回想自己過去多年的所見所聞，很多困擾自己多年的疑問逐漸變得清晰起來。<text:span text:style-name="T3"><text:s/><text:line-break/><text:line-break/>2011</text:span>年的<text:span text:style-name="T3">4</text:span>月<text:span text:style-name="T3">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3"><text:s/><text:line-break/><text:line-break/></text:span>「我可以在一個星期內寫一本厚厚的批評中國的書。然而，在有那麽多的不利的困境下<text:span text:style-name="T3">,</text:span>中國的高速增長持續了那麽久<text:span text:style-name="T3">,</text:span>歷史上從來沒有出現過。中國一定是做了非常對的事才產生了我們見到的經濟奇跡。那是什麽呢？這才是真正的問題。」<text:span text:style-name="T3"><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3"><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3">GDP</text:span>高，地方官員就會自信滿滿的向我們介紹經驗。有的地方經濟增長比較慢，官員介紹經驗的時候都缺乏信心，比較緊張，壓力也很大。<text:span text:style-name="T3">GDP</text:span>考核機製讓地方政府競爭性的去搞投資、拉項目、招商，成為中國經濟增長的重要動力。有很多人預言這種做法會導致經濟崩潰，然而這樣的預言總是失敗。<text:span text:style-name="T3"><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3"><text:s/><text:line-break/><text:line-break/></text:span>最終思考的成果，這就是我在<text:span text:style-name="T3">2012</text:span>年以博士論文為基礎修改出版的《這個國家會好嗎<text:span text:style-name="T3">——</text:span>中國崛起的經濟學分析》一書，這本書在張五常的基礎上對中國經濟製度作了更全面的闡述，也標誌著我再一次完成了巨大的思想轉變<text:span text:style-name="T3">——</text:span>從堅信中國應該走西方道路，變為堅信西方應該學習中國走中國道路。<text:span text:style-name="T3"><text:s/><text:line-break/><text:line-break/></text:span>在這本書裏面，我認為中國製度的優勢在於：把市場經濟製度和職業化的政治家製度結合起來，實現了市場與政府和合理分工，並維持政治和資本的勢力均衡。<text:span text:style-name="T3"><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3"><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3"><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3"><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3">——</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3">——</text:span>金融地產暴富、實業生存環境艱難，就是這種錯誤路線的集中體現。<text:span text:style-name="T3"><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3"><text:s/><text:line-break/><text:line-break/><text:line-break/><text:line-break/></text:span>我的思想的變化大概就是這麽一個過程。在同齡人中應該有一定代表性。比我更年輕的<text:span text:style-name="T3">90</text:span>後、<text:span text:style-name="T3">00</text:span>後一代，像我以前那樣認為中國應該完全學習西方體製的比例已經不高了。<text:span text:style-name="T3">90</text:span>後、<text:span text:style-name="T3">00</text:span>後經歷的變化比我們更少，在他們有政治意識的時候中國就已經成為了世界第二大強國，如果告訴他們西方的製度多麽多麽好，他們也不太會接受。他們從小就比較自信，從根子上認可自己的國家。<text:span text:style-name="T3"><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3">——</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3"><text:s/><text:line-break/><text:line-break/></text:span>我們在大學期間曾經頂禮膜拜的意見領袖，像茅<text:span text:style-name="T3">*</text:span>軾、張<text:span text:style-name="T3">*</text:span>迎這些人，片面主張中國應該學習西方，他們的論調不僅被轉變了思想的<text:span text:style-name="T3">80</text:span>後拋棄，在<text:span text:style-name="T3">90</text:span>後、<text:span text:style-name="T3">00</text:span>後中間越來越沒有市場，越來越不受歡迎了。<text:span text:style-name="T3"><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3"><text:s/><text:line-break/><text:line-break/></text:span>但時代不一樣了，我們這一代人，以及後面的<text:span text:style-name="T3">90</text:span>後、<text:span text:style-name="T3">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3"><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3"><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3"><text:s/><text:line-break/><text:line-break/></text:span>中國過去一百多年的探索史，每一代人遇到的難題不同、提出的解決方案不同，最後的成果也都有利有弊。後一代人對前一代人的探索，往往是既有繼承，也有揚棄。<text:span text:style-name="T3"><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3"><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3"><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3">——</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3"><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3"><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3"><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3"><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3"><text:s/><text:line-break/><text:line-break/>============= <text:line-break/><text:line-break/></text:span>李曉鵬，經濟學博士，著有《這個國家會好嗎》和《從黃河文明到一帶一路》、《重現偉大中華史》等。個人公眾號：李曉鵬博士。</text:p>
      <text:p text:style-name="P2"><text:span text:style-name="T1">李輝焱</text:span><text:s/>  |  2022.03.07 12:45   |   <text:a xlink:type="simple" xlink:href="http://palinfo.habago.org/Entry?Command=Information_PrintForum&amp;iPage=1#FORUM42071"><text:span text:style-name="T2">#</text:span></text:a></text:p>
      <text:p text:style-name="P4"><text:span text:style-name="T4">抱歉有兩篇沒貼好或可搜標題加李曉鵬博士</text:span><text:span text:style-name="T5"><text:s/><text:line-break/><text:line-break/></text:span><text:span text:style-name="T4">八年前</text:span><text:span text:style-name="T6">讨论乌克兰局势的文章《乌克兰局势：美国重大战略性失误及其体制根源》</text:span><text:span text:style-name="T5"><text:s/><text:line-break/><text:line-break/></text:span><text:a xlink:type="simple" xlink:href="https://mp.weixin.qq.com/s/uXYtllgqRS03KBmqmnAc1g"><text:span text:style-name="T7">https://mp.weixin.qq.com/s/uXYtllgqRS03KBmqmnAc1g</text:span></text:a><text:span text:style-name="T5"><text:s/><text:line-break/><text:line-break/><text:line-break/><text:line-break/></text:span><text:span text:style-name="T4">从个人经历</text:span><text:span text:style-name="T6">谈中国年轻一代认识中西方道路的心路历程</text:span><text:span text:style-name="T5"><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7">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2"><text:span text:style-name="T1">李輝焱</text:span><text:s/>  |  2022.03.07 12:30   |   <text:a xlink:type="simple" xlink:href="http://palinfo.habago.org/Entry?Command=Information_PrintForum&amp;iPage=1#FORUM42070"><text:span text:style-name="T2">#</text:span></text:a></text:p>
      <text:p text:style-name="P5"><text:span text:style-name="T5"><text:line-break/></text:span><text:span text:style-name="T4">今天才看到李晓</text:span><text:span text:style-name="T6">鹏博士的文章，很有预见性，供参考。最后一篇是大陆很多年轻人成长以来对西方崇拜转变为爱国经历过的事。</text:span><text:span text:style-name="T5"><text:s/><text:line-break/><text:line-break/></text:span><text:span text:style-name="T4">八年前</text:span><text:span text:style-name="T6">讨论乌克兰局势的文章《乌克兰局势：美国重大战略性失误及其体制根源》</text:span><text:span text:style-name="T5"><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7">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5"><text:s/><text:line-break/><text:line-break/></text:span><text:span text:style-name="T4">再</text:span><text:span text:style-name="T6">论乌克兰局势：对俄乌战争演进方向的一个推测</text:span><text:span text:style-name="T5"><text:s/><text:line-break/><text:line-break/></text:span><text:a xlink:type="simple" xlink:href="https://mp.weixin.qq.com/s/ZCa88T528lrqLggcA4hA2Q"><text:span text:style-name="T7">https://mp.weixin.qq.com/s/ZCa88T528lrqLggcA4hA2Q</text:span></text:a><text:span text:style-name="T5"><text:s/><text:line-break/><text:line-break/>2018</text:span><text:span text:style-name="T4">年的文章</text:span><text:span text:style-name="T6">关于贸易战</text:span><text:span text:style-name="T5"><text:s/><text:line-break/><text:line-break/></text:span><text:span text:style-name="T4">有些同志啊，实在是想中国崩</text:span><text:span text:style-name="T6">溃都想疯了</text:span><text:span text:style-name="T5"><text:s/><text:line-break/><text:line-break/></text:span><text:a xlink:type="simple" xlink:href="https://weibo.com/ttarticle/x/m/show/id/2309404269251824371202?_wb_client_=1"><text:span text:style-name="T7">https://weibo.com/ttarticle/x/m/show/id/2309404269251824371202?_wb_client_=1</text:span></text:a><text:span text:style-name="T5"><text:s/><text:line-break/><text:line-break/></text:span><text:span text:style-name="T4">从个人经历</text:span><text:span text:style-name="T6">谈中国年轻一代认识中西方道路的心路历程</text:span><text:span text:style-name="T5"><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7">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5"><text:s/><text:line-break/><text:line-break/></text:span></text:p>
      <text:p text:style-name="P2"><text:span text:style-name="T1">陳真</text:span><text:s/>  |  2022.03.07 02:03   |   <text:a xlink:type="simple" xlink:href="http://palinfo.habago.org/Entry?Command=Information_PrintForum&amp;iPage=1#FORUM42069"><text:span text:style-name="T2">#</text:span></text:a></text:p>
      <text:p text:style-name="P6">我不知道你是誰，無意冒犯，亦無從冒犯，純粹針對你提供的資訊而論。<text:span text:style-name="T3"><text:s/><text:line-break/><text:line-break/></text:span>例如裡頭說烏克蘭賣淫是最受歡迎的旅遊項目，難怪西方人支持烏克蘭。這話的意思是怎樣？原來烏克蘭女人很賤，有錢就能玩？是西方人的性玩物及代理生小孩的工具？<text:span text:style-name="T3"><text:s/><text:line-break/><text:line-break/></text:span>你覺得這樣的法西斯言論像話嗎？<text:span text:style-name="T3"><text:s/><text:line-break/><text:line-break/></text:span>洋人很賤，烏克蘭人很賤，是歐洲的子宮，而咱中國人很高貴，所以我們不支持烏克蘭？<text:span text:style-name="T3"><text:s/><text:line-break/><text:line-break/></text:span>這像人話嗎？<text:span text:style-name="T3"><text:s/><text:line-break/><text:line-break/></text:span>總之，請各位提供資訊時，注意一下言論內涵的可信度與基本水平。</text:p>
      <text:p text:style-name="P2"><text:span text:style-name="T1">嗯呵</text:span><text:s/>  |  2022.03.07 01:08   |   <text:a xlink:type="simple" xlink:href="http://palinfo.habago.org/Entry?Command=Information_PrintForum&amp;iPage=1#FORUM42068"><text:span text:style-name="T2">#</text:span></text:a></text:p>
      <text:p text:style-name="P3">澄清一下。冷靜的學者，是指那位帶著偏黑墨鏡的來賓。<text:span text:style-name="T3"><text:s/><text:line-break/><text:line-break/></text:span>陳醫師的教導，在下會謹記於心。當然，引發您誤解，也必須申明所指為何。<text:span text:style-name="T3"><text:s/><text:line-break/><text:line-break/></text:span>再者，在下匿名也並非是有心做您所不齒的事情。<text:span text:style-name="T3"><text:s/><text:line-break/><text:line-break/></text:span>麻煩您，把今晚在下所發的所有貼文都刪掉，也好維持版面風格的前後一貫。<text:span text:style-name="T3"><text:s/><text:line-break/><text:line-break/></text:span>抱歉！抱歉！耽誤您的寶貴心力。</text:p>
      <text:p text:style-name="P2"><text:span text:style-name="T1">嗯呵</text:span><text:s/>  |  2022.03.07 00:56   |   <text:a xlink:type="simple" xlink:href="http://palinfo.habago.org/Entry?Command=Information_PrintForum&amp;iPage=1#FORUM42067"><text:span text:style-name="T2">#</text:span></text:a></text:p>
      <text:p text:style-name="P6">明白！明白！<text:span text:style-name="T3"><text:s/><text:line-break/><text:line-break/></text:span>陳醫師您作主。在下絕無異議。對不起哈！（當然，包括這一則也刪了吧）</text:p>
      <text:p text:style-name="P2"><text:span text:style-name="T1">嗯呵</text:span><text:s/>  |  2022.03.07 00:53   |   <text:a xlink:type="simple" xlink:href="http://palinfo.habago.org/Entry?Command=Information_PrintForum&amp;iPage=1#FORUM42066"><text:span text:style-name="T2">#</text:span></text:a></text:p>
      <text:p text:style-name="P7"><text:span text:style-name="T1">補上這位小姑娘的見解。剛才疏漏了，抱歉。</text:span><text:s/><text:line-break/><text:line-break/><text:line-break/><text:span text:style-name="T1">孤烟暮</text:span><text:span text:style-name="T8">蝉说时政：面对西方施压</text:span><text:s/><text:span text:style-name="T1">印度是怎么打好对外</text:span><text:span text:style-name="T8">舆论战的？</text:span><text:s/><text:line-break/><text:a xlink:type="simple" xlink:href="https://www.youtube.com/watch?v=23ZXkauiZqM"><text:span text:style-name="T9">https://www.youtube.com/watch?v=23ZXkauiZqM</text:span></text:a></text:p>
      <text:p text:style-name="P2"><text:span text:style-name="T1">陳真</text:span><text:s/>  |  2022.03.07 00:43   |   <text:a xlink:type="simple" xlink:href="http://palinfo.habago.org/Entry?Command=Information_PrintForum&amp;iPage=1#FORUM42065"><text:span text:style-name="T2">#</text:span></text:a></text:p>
      <text:p text:style-name="P6">你提供的資訊，水平太低，再貼我就要刪了。</text:p>
      <text:p text:style-name="P2"><text:span text:style-name="T1">陳真</text:span><text:s/>  |  2022.03.07 00:42   |   <text:a xlink:type="simple" xlink:href="http://palinfo.habago.org/Entry?Command=Information_PrintForum&amp;iPage=1#FORUM42064"><text:span text:style-name="T2">#</text:span></text:a></text:p>
      <text:p text:style-name="P3">我隨便點了一個這位匿名人士所提供的視頻，例如什麼烏克蘭最受歡迎的是買春，什麼歐洲子宮，它媽的這不就是法西斯才會這樣子針對族群去抹黑嗎？<text:span text:style-name="T3"><text:s/><text:line-break/><text:line-break/></text:span>一個人可以腦殘，但是不要卑鄙，不要有卑鄙之心。烏克蘭或任何國家的人民，都不是誰的仇敵。<text:span text:style-name="T3"><text:s/><text:line-break/><text:line-break/></text:span>一個人不會因為他剛好站在一個個所謂正確的立場<text:span text:style-name="T3">(</text:span>例如挺俄羅斯<text:span text:style-name="T3">)</text:span>，就可以任意去抹黑對方，或是用一些空洞修辭來醜化對方。<text:span text:style-name="T3"><text:s/><text:line-break/><text:line-break/></text:span>各位不要總以為自己匿名，然後便可以為所欲為，毫無責任感地任意散播扭曲資訊或法西斯思想。<text:span text:style-name="T3"><text:s/><text:line-break/><text:line-break/></text:span>至於那位司馬南，我看幾秒鐘就看不下去了，那叫做<text:span text:style-name="T3"><text:s/>"</text:span>冷靜的學者<text:span text:style-name="T3">"</text:span>？<text:span text:style-name="T3"><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3"><text:s/><text:line-break/><text:line-break/></text:span>各位堅持要匿名，我能勉強接受，但我認為，一個人如果不打算光明磊落地說話寫字，那他其實就應該保持沉默，而不是藉著匿名來規避最基本的責任，那很沒出息。</text:p>
      <text:p text:style-name="P2"><text:span text:style-name="T1">嗯呵</text:span><text:s/>  |  2022.03.07 00:34   |   <text:a xlink:type="simple" xlink:href="http://palinfo.habago.org/Entry?Command=Information_PrintForum&amp;iPage=1#FORUM42063"><text:span text:style-name="T2">#</text:span></text:a></text:p>
      <text:p text:style-name="P8"><text:span text:style-name="T1">覺得看圖文吸收資訊速度比較快的，可以參考這個磊哥在油管的社群。天天拿證據扒光米帝與西方小弟們自吹自擂的的悲天憫人、慈眉善目。</text:span><text:s/><text:line-break/><text:line-break/><text:span text:style-name="T1">新冠爆發後，這位磊哥從油管演算法裡跳出來，自己偶爾看看又出了什麼可以笑一笑或者不盡然認同的天津相聲。</text:span><text:s/><text:line-break/><text:line-break/><text:span text:style-name="T1">此番普丁揮軍要敉平納粹，這才發現磊哥在社群頁面裡另有一番天地。</text:span><text:s/><text:line-break/><text:line-break/><text:a xlink:type="simple" xlink:href="https://www.youtube.com/c/%E7%A3%8A%E5%93%A5%E8%81%8A%E6%94%BF%E7%BB%8F/community"><text:span text:style-name="T10">https://www.youtube.com/c/</text:span><text:span text:style-name="T11">磊哥聊政经</text:span><text:span text:style-name="T10">/community</text:span></text:a><text:s/><text:line-break/><text:line-break/><text:line-break/><text:span text:style-name="T1">隨便例舉最近的兩則資訊。</text:span><text:s/><text:line-break/><text:line-break/><text:line-break/><text:a xlink:type="simple" xlink:href="https://www.youtube.com/post/Ugkxqjrl79fw4vmSxcWuem_a5FfZl7OHSBLQ"><text:span text:style-name="T9">https://www.youtube.com/post/Ugkxqjrl79fw4vmSxcWuem_a5FfZl7OHSBLQ</text:span></text:a><text:s/><text:line-break/><text:line-break/><text:span text:style-name="T1">德国总理肖尔茨前几天在</text:span><text:span text:style-name="T8">议会称，欧洲大地已经有</text:span>75<text:span text:style-name="T1">年没有发生过俄</text:span><text:span text:style-name="T8">罗斯轰炸乌克兰的景儿了</text:span>...<text:span text:style-name="T8">啧～不知道他身边有没有人给他看看北约怎么炸的南斯拉夫</text:span>...<text:span text:style-name="T1">才</text:span><text:span text:style-name="T8">刚过</text:span>20<text:span text:style-name="T1">年</text:span>.. <text:line-break/><text:line-break/><text:line-break/><text:a xlink:type="simple" xlink:href="https://www.youtube.com/post/UgkxLf8xAs1CiMvqzI61JWvqztPbabP7z10b"><text:span text:style-name="T9">https://www.youtube.com/post/UgkxLf8xAs1CiMvqzI61JWvqztPbabP7z10b</text:span></text:a><text:s/><text:line-break/><text:line-break/>BBC<text:span text:style-name="T1">的中东地区</text:span><text:span text:style-name="T8">编辑，发了个图片，教乌克兰平民怎样向坦克扔燃烧瓶，评论区翻车，被网友各种骂</text:span><text:s/><text:line-break/><text:span text:style-name="T1">这是鼓</text:span><text:span text:style-name="T8">励平民去送死，日内瓦公约保护的是平民，但手持武器就不是平民了</text:span></text:p>
      <text:p text:style-name="P2"><text:span text:style-name="T1">嗯呵</text:span><text:s/>  |  2022.03.07 00:10   |   <text:a xlink:type="simple" xlink:href="http://palinfo.habago.org/Entry?Command=Information_PrintForum&amp;iPage=1#FORUM42062"><text:span text:style-name="T2">#</text:span></text:a></text:p>
      <text:p text:style-name="P9"><text:span text:style-name="T1">比較冷靜的學者給出的判斷，希望不會嚇到各位。</text:span><text:span text:style-name="T3"><text:s/><text:line-break/><text:line-break/><text:line-break/></text:span><text:span text:style-name="T1">司马南对</text:span>话吕祥：乌克兰战事是冷战的历史延续（司马会客厅对话吕祥先生<text:span text:style-name="T3"><text:s/></text:span><text:span text:style-name="T1">第一期）</text:span><text:span text:style-name="T3"><text:s/><text:line-break/></text:span><text:a xlink:type="simple" xlink:href="https://www.youtube.com/watch?v=c0DvsntK4S8"><text:span text:style-name="T12">https://www.youtube.com/watch?v=c0DvsntK4S8</text:span></text:a><text:span text:style-name="T3"><text:s/><text:line-break/><text:line-break/></text:span><text:span text:style-name="T1">《</text:span>乌克兰战事是冷战的历史延续》<text:span text:style-name="T3"><text:s/><text:line-break/></text:span><text:span text:style-name="T1">亚速</text:span>营、褐衫军为代表的新纳粹势力，直接的资助者正是美国人。<text:span text:style-name="T3"><text:s/><text:line-break/></text:span><text:span text:style-name="T1">拜登担任副总统的时候</text:span>负责处理乌克兰事务，现在负责乌克兰搞事的筹划者，很多人就是拜登团队的原班人马。某种意义上美国实现了目标：第一削弱俄罗斯，第二打击了欧洲，第三离间中俄。<text:span text:style-name="T3"><text:s/><text:line-break/></text:span><text:span text:style-name="T1">美国副国务卿</text:span>纽兰透露，以往为乌克兰美国花了<text:span text:style-name="T3">50</text:span><text:span text:style-name="T1">亿美元，去年秋天又提供了</text:span><text:span text:style-name="T3">9,000</text:span><text:span text:style-name="T1">万美元的安全</text:span>资助，最近又在加紧提供新的援助。<text:span text:style-name="T3"><text:s/><text:line-break/><text:line-break/><text:line-break/></text:span><text:span text:style-name="T1">司马南对</text:span>话吕祥：俄乌战争可能升级的一个方向（司马会客厅对话吕祥先生<text:span text:style-name="T3"><text:s/></text:span><text:span text:style-name="T1">第二期）</text:span><text:span text:style-name="T3"><text:s/><text:line-break/></text:span><text:a xlink:type="simple" xlink:href="https://www.youtube.com/watch?v=8sECJoXDXVk"><text:span text:style-name="T12">https://www.youtube.com/watch?v=8sECJoXDXVk</text:span></text:a><text:span text:style-name="T3"><text:s/><text:line-break/><text:line-break/></text:span><text:span text:style-name="T1">《俄</text:span>乌战争可能升级的一个方向》<text:span text:style-name="T3"><text:s/><text:line-break/></text:span><text:span text:style-name="T1">吕祥先生</text:span>认为现在媒体关于乌克兰战事极为夸张，闪电战什么的，大规模爆炸死伤的画面大都是虚构的，连我天津化工厂爆炸的图片都被剪进去冒充乌克兰什么电厂被炸。<text:span text:style-name="T3"><text:s/><text:line-break/></text:span><text:span text:style-name="T1">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2"><text:span text:style-name="T1">嗯呵</text:span><text:s/>  |  2022.03.07 00:00   |   <text:a xlink:type="simple" xlink:href="http://palinfo.habago.org/Entry?Command=Information_PrintForum&amp;iPage=2#FORUM42061"><text:span text:style-name="T2">#</text:span></text:a></text:p>
      <text:p text:style-name="P7"><text:span text:style-name="T1">列舉幾則直白一些的影片給潛水的新來朋友們，瞧瞧西方國家的虛偽。</text:span><text:s/><text:line-break/><text:line-break/><text:span text:style-name="T1">北京近年來一直出言警示，米帝帶著一幫西方小弟撕裂二次世界大戰戰勝法西斯之後的雅爾達體制。</text:span><text:s/><text:line-break/><text:line-break/><text:span text:style-name="T1">台灣也出現仰慕納粹的情況。</text:span><text:s/><text:line-break/><text:line-break/><text:line-break/><text:span text:style-name="T8">纳粹的幽灵：美利坚养蛊，乌克兰战争</text:span><text:s/>- 3 <text:line-break/><text:a xlink:type="simple" xlink:href="https://www.youtube.com/watch?v=aP7GucZXbBY"><text:span text:style-name="T9">https://www.youtube.com/watch?v=aP7GucZXbBY</text:span></text:a><text:s/><text:line-break/><text:line-break/><text:line-break/><text:span text:style-name="T1">孤烟暮</text:span><text:span text:style-name="T8">蝉说时政：和新冠共存</text:span><text:s/><text:span text:style-name="T1">却隔离了俄</text:span><text:span text:style-name="T8">罗斯的活人死人和猫</text:span><text:s/><text:line-break/><text:a xlink:type="simple" xlink:href="https://www.youtube.com/watch?v=cz0w23VlXL8"><text:span text:style-name="T9">https://www.youtube.com/watch?v=cz0w23VlXL8</text:span></text:a><text:s/><text:line-break/><text:line-break/><text:line-break/><text:span text:style-name="T8">乌克兰是如何变成欧洲子宫世界代孕中心的？乌克兰最受欢迎的旅游项目竟然是买春、我终于理解为什么西方国家都支持乌克兰了</text:span>…… <text:line-break/><text:a xlink:type="simple" xlink:href="https://www.youtube.com/watch?v=rpRGFER0PZk"><text:span text:style-name="T9">https://www.youtube.com/watch?v=rpRGFER0PZk</text:span></text:a><text:s/><text:line-break/><text:line-break/><text:line-break/><text:span text:style-name="T1">俄</text:span><text:span text:style-name="T8">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9">https://www.youtube.com/watch?v=gQaxH2J4J68</text:span></text:a></text:p>
      <text:p text:style-name="P2"><text:span text:style-name="T1">陳真</text:span><text:s/>  |  2022.03.06 16:27   |   <text:a xlink:type="simple" xlink:href="http://palinfo.habago.org/Entry?Command=Information_PrintForum&amp;iPage=2#FORUM42060"><text:span text:style-name="T2">#</text:span></text:a></text:p>
      <text:p text:style-name="P6">看吧！議論無用，拳頭才是真理。當你拳頭夠粗夠硬，走狗們就會搶著舔你的腳趾頭喊萬歲。</text:p>
      <text:p text:style-name="P2"><text:span text:style-name="T1">張萬康</text:span><text:s/>  |  2022.03.06 16:07   |   <text:a xlink:type="simple" xlink:href="http://palinfo.habago.org/Entry?Command=Information_PrintForum&amp;iPage=2#FORUM42059"><text:span text:style-name="T2">#</text:span></text:a></text:p>
      <text:p text:style-name="P5"><text:span text:style-name="T4">澳洲政論節目的主持人，把現場的俄裔澳洲青年轟出去。</text:span><text:span text:style-name="T5"><text:s/><text:line-break/></text:span><text:a xlink:type="simple" xlink:href="https://www.youtube.com/watch?v=zBNc5p852Fw"><text:span text:style-name="T7">https://www.youtube.com/watch?v=zBNc5p852Fw</text:span></text:a><text:span text:style-name="T5"><text:s/><text:line-break/><text:line-break/></text:span><text:span text:style-name="T4">原始連結</text:span><text:span text:style-name="T5">(</text:span><text:span text:style-name="T4">內容和上面的一樣</text:span><text:span text:style-name="T5">) <text:line-break/></text:span><text:a xlink:type="simple" xlink:href="https://m.weibo.cn/status/4743623679150955"><text:span text:style-name="T7">https://m.weibo.cn/status/4743623679150955</text:span></text:a></text:p>
      <text:p text:style-name="P2"><text:span text:style-name="T1">陳真</text:span><text:s/>  |  2022.03.06 02:22   |   <text:a xlink:type="simple" xlink:href="http://palinfo.habago.org/Entry?Command=Information_PrintForum&amp;iPage=2#FORUM42058"><text:span text:style-name="T2">#</text:span></text:a></text:p>
      <text:p text:style-name="P6">黑暗時代的英雄：阿桑吉、普丁和<text:span text:style-name="T3"><text:s/>Emir Kusturica <text:line-break/><text:line-break/></text:span>陳真<text:span text:style-name="T3"><text:s/><text:line-break/>2022. 03. 06. <text:line-break/><text:line-break/><text:line-break/></text:span>幾天前，<text:span text:style-name="T3">Kusturica </text:span>被一些國家<text:span text:style-name="T3"><text:s/>(</text:span>例如捷克<text:span text:style-name="T3">) </text:span>的電影節主辦單位撤銷過去頒給他的獎項，理由是說他和<text:span text:style-name="T3"><text:s/>"</text:span>俄羅斯合作<text:span text:style-name="T3">"</text:span>，比方說他在俄烏戰爭開打前一天<text:span text:style-name="T3">(2</text:span>月<text:span text:style-name="T3">23</text:span>日<text:span text:style-name="T3">)</text:span>，表明他將會找時間申請俄羅斯國籍。被影展單位撤銷獎項的更具體原因是，俄羅斯國防部長於俄烏戰爭前宣佈將邀請<text:span text:style-name="T3"><text:s/>Kusturica </text:span>擔任俄羅斯陸軍中央學術劇院主任。<text:span text:style-name="T3">Kusturica </text:span>對外表示，俄羅斯此一決定，對他個人而言，<text:span text:style-name="T3"><text:s/>"</text:span>深感榮耀<text:span text:style-name="T3">"</text:span>，但他實際上並沒有接受，表明個人並無此一生涯規劃。他說，他只答應為該劇院監製三齣戲劇。<text:span text:style-name="T3"><text:s/><text:line-break/><text:line-break/></text:span>儘管他並沒有接受這項職務，但是西方國家一堆文人走狗仍然還是以他<text:span text:style-name="T3"><text:s/>"</text:span>親俄<text:span text:style-name="T3">" </text:span>為由，再一次對他發動人身攻擊。上一次攻擊他是在他的祖國南斯拉夫陷入內戰時，他批評美國策動這場內戰。他的電影<text:span text:style-name="T3"><text:s/>"</text:span>地下社會<text:span text:style-name="T3">" </text:span>雖然獲得坎城影展金棕櫚獎，但該電影卻在西方引起無數走狗文人對他發動人格毀滅戰，罵他是統派<text:span text:style-name="T3"><text:s/>(</text:span>反對南斯拉夫被西方解體<text:span text:style-name="T3">)</text:span>，說他反民主反自由反人權，說他和什麼獨裁者站在一起云云。<text:span text:style-name="T3"><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3">RT </text:span>突然遭到西方飛彈的攻擊，那就是第三次世界大戰的到來。<text:span text:style-name="T3"><text:s/><text:line-break/><text:line-break/></text:span>這些年，<text:span text:style-name="T3">Kusturica </text:span>經常在一些電影節或演唱會場合上，穿上聲援阿桑吉的衣服，稱讚阿桑吉是這個<text:span text:style-name="T3"><text:s/>"</text:span>黑暗時代的英雄<text:span text:style-name="T3">"</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3"><text:s/><text:line-break/><text:line-break/>Kusturica</text:span>說，他想要告訴人們的是：歷史總是一再如此呈現，那些曾經改造了世界的英雄，卻總是被世人所遺忘或忽略。現在，這樣一個給世界帶來革命性價值的人<text:span text:style-name="T3">--</text:span>阿桑吉，已經快要死於監牢，但世人卻一無所知，取而代之的是主流媒體每天以各種謊言與垃圾流行資訊鋪天蓋地地對全世界進行疲勞轟炸與洗腦，以防我們挺身相抗。<text:span text:style-name="T3"><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3"><text:s/><text:line-break/><text:line-break/>Kusturica </text:span>聲援阿桑吉：<text:span text:style-name="T3"><text:s/><text:line-break/></text:span><text:a xlink:type="simple" xlink:href="https://bit.ly/3sTijMd"><text:span text:style-name="T12">https://bit.ly/3sTijMd</text:span></text:a><text:span text:style-name="T3"><text:s/><text:line-break/><text:line-break/></text:span>阿桑吉和<text:span text:style-name="T3">Kusturica</text:span>：<text:span text:style-name="T3"><text:s/><text:line-break/></text:span><text:a xlink:type="simple" xlink:href="https://bit.ly/35Ct64e"><text:span text:style-name="T12">https://bit.ly/35Ct64e</text:span></text:a><text:span text:style-name="T3"><text:s/><text:line-break/><text:line-break/></text:span>普丁和<text:span text:style-name="T3"><text:s/>Kusturica</text:span>：<text:span text:style-name="T3"><text:s/><text:line-break/></text:span><text:a xlink:type="simple" xlink:href="https://bit.ly/35UmVs0"><text:span text:style-name="T12">https://bit.ly/35UmVs0</text:span></text:a></text:p>
      <text:p text:style-name="P2"><text:span text:style-name="T1">陳真</text:span><text:s/>  |  2022.03.05 23:44   |   <text:a xlink:type="simple" xlink:href="http://palinfo.habago.org/Entry?Command=Information_PrintForum&amp;iPage=2#FORUM42056"><text:span text:style-name="T2">#</text:span></text:a></text:p>
      <text:p text:style-name="P3">向兩岸喊話<text:span text:style-name="T3"><text:s/><text:line-break/><text:line-break/></text:span>陳真<text:span text:style-name="T3"><text:s/><text:line-break/><text:line-break/>2022. 03. 05. <text:line-break/><text:line-break/><text:line-break/></text:span>這些美國軍火販子、血腥人渣是來撈我們的退休金的。相關文件為圖片，請看：<text:span text:style-name="T3"><text:s/><text:line-break/><text:line-break/></text:span><text:a xlink:type="simple" xlink:href="https://udn.com/news/story/122703/6141824"><text:span text:style-name="T12">https://udn.com/news/story/122703/6141824</text:span></text:a><text:span text:style-name="T3"><text:s/><text:line-break/><text:line-break/></text:span>不但撈台灣人的錢，更要台灣人的命。台灣人真的是不見棺材不掉淚，被人掏空身家財產，然後準備推入火坑當炮灰，然後還很開心，很驕傲。<text:span text:style-name="T3"><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3"><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3"><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3"><text:s/><text:line-break/><text:line-break/></text:span>在你們看來或是在任何一個腦袋正常的人看來都非常不可思議的離譜思維言行，在資訊完全封閉的台灣卻反而是一種普遍<text:span text:style-name="T3"><text:s/>"</text:span>常識<text:span text:style-name="T3">"</text:span>，仇中反華在這島上，就像太陽由東邊升起那樣理所當然。你很難在島內找到幾個腦袋正常或良心未泯的人。<text:span text:style-name="T3"><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3"><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3"><text:s/><text:line-break/><text:line-break/></text:span>我不怪祖國，不怪共產黨，但是話說回來，台灣人被美日鬼子及台奸漢奸糟蹋成這樣，難道不是因為祖國長年以來根本無能對抗美帝，無能保護台灣人所致？<text:span text:style-name="T3"><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3"><text:s/><text:line-break/><text:line-break/>======================= <text:line-break/></text:span>無投資交易？外交部曾推國發基金投資龐培歐任顧問公司<text:span text:style-name="T3"><text:s/><text:line-break/><text:line-break/>2022-03-05 01:55 </text:span>聯合報<text:span text:style-name="T3"><text:s/>/ </text:span>記者周志豪／台北即時報導<text:span text:style-name="T3"><text:s/><text:line-break/><text:line-break/></text:span>美國前國務卿龐培歐去年<text:span text:style-name="T3">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3"><text:s/><text:line-break/><text:line-break/><text:line-break/></text:span>據國發會去年<text:span text:style-name="T3">8</text:span>月<text:span text:style-name="T3">26</text:span>日簽辦外交部要求函文中表示，國發基金的成立是要透過投、融資方式，協助我國新興事業發展；但龐培歐協助的<text:span text:style-name="T3">Anarock</text:span>基金公司此次擬邀我方參與的投資計劃，卻多屬美國或印度的投資項目，不符規定。<text:span text:style-name="T3"><text:s/><text:line-break/><text:line-break/></text:span>駐美代表處去年<text:span text:style-name="T3">8</text:span>月<text:span text:style-name="T3">2</text:span>日發給外交部的電報指出，龐培歐率由其任資深顧問的<text:span text:style-name="T3">Anarock</text:span>公司投資長<text:span text:style-name="T3">Gino Ramadi</text:span>拜會駐美代表蕭美琴，盼引介公部門的退撫基金與勞退基金等潛在投資夥伴。<text:span text:style-name="T3"><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3"><text:s/><text:line-break/><text:line-break/></text:span>國發會簽文指出，<text:span text:style-name="T3">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3"><text:s/><text:line-break/><text:line-break/></text:span>國發會簽文表示，<text:span text:style-name="T3">Anarock</text:span>公司<text:span text:style-name="T3">Ramadi</text:span>表示，新冠疫情凸顯供應鏈重要性，促進電子商務成長，在東南亞尤其顯著，此為擴大投資最佳時機，盼我方協助引介潛在台灣投資夥伴，包括公部門退撫基金、勞保基金，與私部門創投基金及企業。<text:span text:style-name="T3"><text:s/><text:line-break/><text:line-break/></text:span>國發會簽文摘錄的「本案要點」中提到，龐培歐是<text:span text:style-name="T3">Anarock</text:span>基金公司資深顧問、可能的董事會主席，對本案甚為重視，「並有意於數月後訪台」，盼訪台前就相關投資合作取得具體進展，訪台時可與潛在合作夥伴進一步洽談。<text:span text:style-name="T3"><text:s/><text:line-break/><text:line-break/></text:span>但簽文也引述國發會產業處看法，表示我國政府所管的各基金或產業（如銀行、保險），均有主管機關與管理運用規範，國發會目前尚無主管的基金或私部門。<text:span text:style-name="T3"><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3"><text:s/><text:line-break/><text:line-break/></text:span>簽文指出，<text:span text:style-name="T3">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3"><text:s/><text:line-break/><text:line-break/>===================== <text:line-break/></text:span>獨／龐培歐訪台非為保台？駐美代表處電報指向商業考量<text:span text:style-name="T3"><text:s/><text:line-break/><text:line-break/>2022-03-04 03:09 </text:span>聯合報<text:span text:style-name="T3"><text:s/>/ </text:span>記者周志豪／台北即時報導<text:span text:style-name="T3"><text:s/><text:line-break/><text:line-break/></text:span>美國前國務卿龐培歐訪台，媒體詢及對台灣印象如何，他豎起大拇指比讚。記者曾吉松／攝影<text:span text:style-name="T3"><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3">Anarock</text:span>公司；抗中挺台是假，來台爭取退撫與勞保基金當「政治保護費」才是目的。<text:span text:style-name="T3"><text:s/><text:line-break/><text:line-break/></text:span>其實，龐培歐此次亞洲行早傳出有「商業考量」，駐美代表處該封於去年<text:span text:style-name="T3">8</text:span>月<text:span text:style-name="T3">2</text:span>日發給外交部的電報，相當程度坐實傳言。<text:span text:style-name="T3"><text:s/><text:line-break/><text:line-break/></text:span>根據駐美代表處該封電報指出，龐培歐去年<text:span text:style-name="T3">7</text:span>月<text:span text:style-name="T3">8</text:span>日即率<text:span text:style-name="T3">Anarock</text:span>公司投資長<text:span text:style-name="T3">Gino Ramadi</text:span>到雙橡園拜會駐美代表蕭美琴，會談過程，<text:span text:style-name="T3">Ramadi</text:span>也提到該公司盼與我方建立投資夥伴關係的構想。<text:span text:style-name="T3"><text:s/><text:line-break/><text:line-break/></text:span>電報中也提到，<text:span text:style-name="T3">Ramadi</text:span>於去年<text:span text:style-name="T3">7</text:span>月<text:span text:style-name="T3">19</text:span>日再與駐美代表處經濟組及紐約金管會同仁進行視訊會議，更具體說明盼我方引介公、私部門資金參與的投資計畫。會中即提到，龐培歐「有意於數月後訪台」，盼訪台前相關投資合作能取得具體進展。<text:span text:style-name="T3"><text:s/><text:line-break/><text:line-break/></text:span>電報指出，<text:span text:style-name="T3">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3">9</text:span>項。<text:span text:style-name="T3"><text:s/><text:line-break/><text:line-break/></text:span>電報中也記錄，<text:span text:style-name="T3">Ramadi</text:span>盼我方協助引介之潛在投資夥伴，包括公部門的退撫基金與勞退基金，以及私部門的創投基金與企業（如金融、保險、財務投資公司）等，還聲稱不同投資計畫可與不同投資夥伴合作。<text:span text:style-name="T3"><text:s/><text:line-break/><text:line-break/></text:span>電報中補充，<text:span text:style-name="T3">Ramadi</text:span>盼我方協助安排與我公、私部門潛在投資人視訊會議，並再強調，龐培歐對本案甚為重視，盼未來訪台時可與潛在合作夥伴進一步洽談。<text:span text:style-name="T3">Ramadi</text:span>還告知，龐培歐是<text:span text:style-name="T3">Anarock</text:span>公司資深顧問、未來的董事會主席。<text:span text:style-name="T3"><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3"><text:s/><text:line-break/><text:line-break/></text:span>據了解，外交部接獲駐美代表處電報後，已函請勞動部、銓敘部、中央銀行、金管會、經濟部與國發會就我國基金與外國基金合作的法規與可能類型提供意見。<text:span text:style-name="T3"><text:s/><text:line-break/><text:line-break/></text:span>知情人士表示，龐培歐此次來台並非為保台、挺台，而是要親自牽線當監軍，確保退撫基金、勞保基金與政府安排私部門基金及企業，對<text:span text:style-name="T3">Anarock</text:span>公司注資，質疑蔡政府作法，無異於是把軍公教退撫基金與勞保基金當政治保護費。</text:p>
      <text:p text:style-name="P2"><text:span text:style-name="T1">鄭豐遠</text:span><text:s/>  |  2022.03.05 09:27   |   <text:a xlink:type="simple" xlink:href="http://palinfo.habago.org/Entry?Command=Information_PrintForum&amp;iPage=2#FORUM42055"><text:span text:style-name="T2">#</text:span></text:a></text:p>
      <text:p text:style-name="P6">這裡提供一個連結，下面有一長串俄羅斯被西方制裁的清單。<text:span text:style-name="T3"><text:s/><text:line-break/><text:line-break/></text:span><text:a xlink:type="simple" xlink:href="https://user.guancha.cn/wap/content?id=707525&amp;;s=fwzxhfbt&amp;;fbclid=IwAR2JaOp0xC3kJQYT738X2q2nT1DofVTW-IYdjay2pVzUo_vUBgbcGTjetUg"><text:span text:style-name="T12">https://user.guancha.cn/wap/content?id=707525&amp;;s=fwzxhfbt&amp;;fbclid=IwAR2JaOp0xC3kJQYT738X2q2nT1DofVTW-IYdjay2pVzUo_vUBgbcGTjetUg</text:span></text:a><text:span text:style-name="T3"><text:s/><text:line-break/><text:line-break/></text:span>昨天怡靜還說，一些本應對所有生命都平等看待的醫療全球合作網路，竟然也把俄羅斯踢除，從此讓俄羅斯人自生自滅。<text:span text:style-name="T3"><text:s/><text:line-break/><text:line-break/></text:span>那些所謂中立國如瑞士，現在不但不中立，而且公開在許多方面支援納粹化的烏克蘭。<text:span text:style-name="T3"><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3"><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3"><text:s/>CNC </text:span>數控機床，比如芯片，比如大客機發動機，比如金融如跨國交易<text:span text:style-name="T3"><text:s/>SWIFT </text:span>系統，比如各種<text:span text:style-name="T3"><text:s/>IT </text:span>網路科技，比如各種社交發聲平台，比如全球運輸，比如石油能源，比如糧食的種子，比如各種民生娛樂。甚至，連整個互聯網的根伺服器都掌握在美國手上。<text:span text:style-name="T3"><text:s/><text:line-break/><text:line-break/></text:span>就連溫鐵軍這樣思想完全異於西方，甚至可說與之背道而馳的人，都公開說自己的一整套敘事邏輯和思想工具都是西方的。<text:span text:style-name="T3"><text:s/><text:line-break/><text:line-break/></text:span>現實是，地球就牢牢被西方人給掌握在手心裡，而現在整個西方似乎已經著魔，朝著完全納粹化的方向前進。<text:span text:style-name="T3"><text:s/><text:line-break/><text:line-break/></text:span>我們要面對的就是這樣一個敵人。俄羅斯似乎已經下定決心，要和這種人類公敵拼個你死我活，它並不是一場戲，而是關乎全人類的存續，我們中國人的未來又在何方<text:span text:style-name="T3">?</text:span></text:p>
      <text:p text:style-name="P2"><text:span text:style-name="T1">賴志昌</text:span><text:s/>  |  2022.03.04 23:26   |   <text:a xlink:type="simple" xlink:href="http://palinfo.habago.org/Entry?Command=Information_PrintForum&amp;iPage=2#FORUM42054"><text:span text:style-name="T2">#</text:span></text:a></text:p>
      <text:p text:style-name="P5"><text:span text:style-name="T4">剛剛也看了法國紀錄片頓巴斯，補一個這紀錄片被發掘的起因。</text:span><text:span text:style-name="T5"><text:s/><text:line-break/><text:line-break/></text:span><text:a xlink:type="simple" xlink:href="https://www.youtube.com/watch?v=7L_kKw_HxwQ"><text:span text:style-name="T7">https://www.youtube.com/watch?v=7L_kKw_HxwQ</text:span></text:a></text:p>
      <text:p text:style-name="P2"><text:span text:style-name="T1">李念淨</text:span><text:s/>  |  2022.03.04 22:55   |   <text:a xlink:type="simple" xlink:href="http://palinfo.habago.org/Entry?Command=Information_PrintForum&amp;iPage=2#FORUM42053"><text:span text:style-name="T2">#</text:span></text:a></text:p>
      <text:p text:style-name="P4"><text:a xlink:type="simple" xlink:href="https://space.bilibili.com/4160149/dynamic"><text:span text:style-name="T7">https://space.bilibili.com/4160149/dynamic</text:span></text:a><text:span text:style-name="T5"><text:s/><text:line-break/></text:span><text:span text:style-name="T4">另外翻譯的人有提供可以直接下載的方法</text:span></text:p>
      <text:p text:style-name="P2"><text:span text:style-name="T1">李念淨</text:span><text:s/>  |  2022.03.04 22:39   |   <text:a xlink:type="simple" xlink:href="http://palinfo.habago.org/Entry?Command=Information_PrintForum&amp;iPage=2#FORUM42052"><text:span text:style-name="T2">#</text:span></text:a></text:p>
      <text:p text:style-name="P3"><text:a xlink:type="simple" xlink:href="https://www.acfun.cn/v/ac33866984"><text:span text:style-name="T12">https://www.acfun.cn/v/ac33866984</text:span></text:a><text:span text:style-name="T3"><text:s/><text:line-break/><text:line-break/></text:span>似乎是法國的紀錄片<text:span text:style-name="T3"><text:s/></text:span>頓巴斯<text:span text:style-name="T3"><text:s/><text:line-break/></text:span>有中文字幕可以直接看<text:span text:style-name="T3"><text:s/><text:line-break/><text:line-break/></text:span>這還是<text:span text:style-name="T3">2017</text:span>年的影片<text:span text:style-name="T3"><text:s/><text:line-break/></text:span>也就是說烏東地區的人在這部影片後又過了<text:span text:style-name="T3">8</text:span>年多的地獄生活<text:span text:style-name="T3"><text:s/><text:line-break/><text:line-break/></text:span>直到<text:span text:style-name="T3">2022</text:span>年</text:p>
      <text:p text:style-name="P2"><text:span text:style-name="T1">許世勤</text:span><text:s/>  |  2022.03.04 10:33   |   <text:a xlink:type="simple" xlink:href="http://palinfo.habago.org/Entry?Command=Information_PrintForum&amp;iPage=2#FORUM42051"><text:span text:style-name="T2">#</text:span></text:a></text:p>
      <text:p text:style-name="P6">美國天然氣輸出，<text:span text:style-name="T3">2021</text:span>年歐洲市場占其全球輸出份額的<text:span text:style-name="T3">81%</text:span>。俄烏戰端開啟後，俄羅斯輸送至歐洲的天然氣份額，將被美輸天然氣取代。加之以美輸天然氣的價格又高於俄羅斯輸出的天然氣，等於歐洲要花更大筆的金錢在能源方面的交易。<text:span text:style-name="T3"><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3"><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3"><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2"><text:span text:style-name="T1">張萬康</text:span><text:s/>  |  2022.03.04 01:25   |   <text:a xlink:type="simple" xlink:href="http://palinfo.habago.org/Entry?Command=Information_PrintForum&amp;iPage=2#FORUM42050"><text:span text:style-name="T2">#</text:span></text:a></text:p>
      <text:p text:style-name="P5"><text:span text:style-name="T4">俄羅斯人的聲音</text:span><text:span text:style-name="T5"><text:s/><text:line-break/></text:span><text:a xlink:type="simple" xlink:href="https://www.youtube.com/watch?v=UWdXYEFRYV0"><text:span text:style-name="T7">https://www.youtube.com/watch?v=UWdXYEFRYV0</text:span></text:a><text:span text:style-name="T5"><text:s/><text:line-break/><text:line-break/></text:span><text:span text:style-name="T4">烏克蘭人的看法</text:span><text:span text:style-name="T5"><text:s/><text:line-break/></text:span><text:a xlink:type="simple" xlink:href="https://www.youtube.com/watch?v=oIbjcAO_o-E"><text:span text:style-name="T7">https://www.youtube.com/watch?v=oIbjcAO_o-E</text:span></text:a><text:span text:style-name="T5"><text:s/><text:line-break/><text:line-break/></text:span><text:span text:style-name="T4">這兩個影片是我從</text:span><text:span text:style-name="T5">b</text:span><text:span text:style-name="T4">站先看到，再去</text:span><text:span text:style-name="T5">yt</text:span><text:span text:style-name="T4">找到的。博主叫楊探驪。駐外媒體工作者。</text:span></text:p>
      <text:p text:style-name="P2"><text:span text:style-name="T1">嗯呵</text:span><text:s/>  |  2022.03.03 23:59   |   <text:a xlink:type="simple" xlink:href="http://palinfo.habago.org/Entry?Command=Information_PrintForum&amp;iPage=3#FORUM42049"><text:span text:style-name="T2">#</text:span></text:a></text:p>
      <text:p text:style-name="P7"><text:span text:style-name="T8">乌克兰与俄罗斯的恩怨情仇，两国如何由</text:span>“<text:span text:style-name="T1">兄弟</text:span>”<text:span text:style-name="T1">变</text:span><text:span text:style-name="T8">为</text:span>“<text:span text:style-name="T1">仇人</text:span>”<text:span text:style-name="T1">。</text:span><text:span text:style-name="T8">详述乌克兰历史：</text:span>History of Ukraine <text:line-break/><text:a xlink:type="simple" xlink:href="https://www.youtube.com/watch?v=69ptUdmeCfk"><text:span text:style-name="T9">https://www.youtube.com/watch?v=69ptUdmeCfk</text:span></text:a><text:s/><text:line-break/><text:line-break/><text:line-break/><text:span text:style-name="T1">无法回避的</text:span><text:span text:style-name="T8">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9">https://www.youtube.com/watch?v=JY3rWDAaHhY</text:span></text:a><text:s/><text:line-break/><text:line-break/><text:line-break/><text:span text:style-name="T1">淺白一點的兩則影片，共襄盛舉一下。</text:span><text:s/><text:line-break/><text:line-break/><text:span text:style-name="T1">個性很不一樣的兩個視頻主。一個天津相聲，一個冷得多。</text:span></text:p>
      <text:p text:style-name="P2">Ethan   |  2022.03.03 20:49   |   <text:a xlink:type="simple" xlink:href="http://palinfo.habago.org/Entry?Command=Information_PrintForum&amp;iPage=3#FORUM42047"><text:span text:style-name="T2">#</text:span></text:a></text:p>
      <text:p text:style-name="P6"><text:a xlink:type="simple" xlink:href="https://youtu.be/r7ObZGUiDnU"><text:span text:style-name="T12">https://youtu.be/r7ObZGUiDnU</text:span></text:a><text:span text:style-name="T3"><text:s/><text:line-break/></text:span>誰是朋友誰是敵人？<text:span text:style-name="T3"><text:s/><text:line-break/></text:span>這個毛五，講俄烏戰爭，批評大陸的公知，講的還滿到位的。<text:span text:style-name="T3"><text:s/><text:line-break/></text:span>可以聽聽</text:p>
      <text:p text:style-name="P2"><text:span text:style-name="T1">鄭豐遠</text:span><text:s/>  |  2022.03.03 16:06   |   <text:a xlink:type="simple" xlink:href="http://palinfo.habago.org/Entry?Command=Information_PrintForum&amp;iPage=3#FORUM42046"><text:span text:style-name="T2">#</text:span></text:a></text:p>
      <text:p text:style-name="P3"><text:span text:style-name="T8">轩讲：乌克兰，老老实实当个</text:span><text:span text:style-name="T3">“</text:span>中立国<text:span text:style-name="T3">”</text:span>不香<text:span text:style-name="T8">吗？</text:span><text:span text:style-name="T3"><text:s/><text:line-break/></text:span><text:a xlink:type="simple" xlink:href="https://youtu.be/pePGIDHVT08"><text:span text:style-name="T12">https://youtu.be/pePGIDHVT08</text:span></text:a><text:span text:style-name="T3"><text:s/><text:line-break/><text:line-break/></text:span>觀察者網這家媒體，組成很年輕，信譽基本可靠，是中文世界裡很難得的媒體。台灣同胞們不妨多看。<text:span text:style-name="T3"><text:s/><text:line-break/><text:line-break/></text:span>看完這個影片，各位不覺得這樣的故事線很熟悉嗎<text:span text:style-name="T3">? </text:span>我們正一步一步走上相同的結局。</text:p>
      <text:p text:style-name="P2"><text:span text:style-name="T1">鄭豐遠</text:span><text:s/>  |  2022.03.03 13:26   |   <text:a xlink:type="simple" xlink:href="http://palinfo.habago.org/Entry?Command=Information_PrintForum&amp;iPage=3#FORUM42045"><text:span text:style-name="T2">#</text:span></text:a></text:p>
      <text:p text:style-name="P6">還有，西方這些他媽的種族主義人渣在這場戰爭前，什麼時候將烏克蘭人視為「金髮碧眼的文明歐洲人」了<text:span text:style-name="T3">? </text:span>在西方這些他媽的種族主義人渣眼裡，烏克蘭人和俄羅斯人就是一群雜種<text:span text:style-name="T3"><text:s/>(</text:span>因為兩者共同的地理發源地基輔羅斯曾被蒙古人佔領過兩百多年，所謂金帳汗國<text:span text:style-name="T3">)</text:span>。<text:span text:style-name="T3"><text:s/><text:line-break/><text:line-break/></text:span>我在澳洲不只一次聽過澳洲人和歐洲人對烏克蘭人和俄羅斯人的外貌，用一種高高在上的態度品頭論足，說他們<text:span text:style-name="T3">"</text:span>同時有亞洲人和歐洲人的五官特徵<text:span text:style-name="T3">"</text:span>，翻譯成白話就是<text:span text:style-name="T3">: </text:span>血統不純的雜種。更有甚者，我也不只一次聽過澳洲人和歐洲人說他們哪天在路上看到一個漂亮的女生，是烏克蘭或俄羅斯人<text:span text:style-name="T3"><text:s/>(</text:span>他們其實也搞不清楚，也不關心<text:span text:style-name="T3">)</text:span>，而且還說，一看就知道是出來賣的。<text:span text:style-name="T3"><text:s/><text:line-break/><text:line-break/></text:span>西方這些他媽的種族主義人渣說的話如果能聽，真是他媽的狗屎都能吃。</text:p>
      <text:p text:style-name="P2"><text:span text:style-name="T1">鄭豐遠</text:span><text:s/>  |  2022.03.03 10:52   |   <text:a xlink:type="simple" xlink:href="http://palinfo.habago.org/Entry?Command=Information_PrintForum&amp;iPage=3#FORUM42044"><text:span text:style-name="T2">#</text:span></text:a></text:p>
      <text:p text:style-name="P3">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3">? </text:span>五胡亂華和南北朝時代都沒這麼誇張。<text:span text:style-name="T3"><text:s/><text:line-break/><text:line-break/></text:span>我去他媽的種族主義。</text:p>
      <text:p text:style-name="P2"><text:span text:style-name="T1">孫從輔</text:span><text:s/>  |  2022.03.03 10:01   |   <text:a xlink:type="simple" xlink:href="http://palinfo.habago.org/Entry?Command=Information_PrintForum&amp;iPage=1#FORUM42043"><text:span text:style-name="T2">#</text:span></text:a></text:p>
      <text:p text:style-name="P3">有兩個網路上的謬論要理清楚。<text:span text:style-name="T3"><text:s/><text:line-break/><text:line-break/>1. </text:span>不少公知自稱反俄羅斯出兵是反戰。事實是，如果一個人只反俄羅斯出兵，那他必然不是反戰，而是反戰爭以外的某些事。另外，一個人若不反對導致戰爭的主要原因<text:span text:style-name="T3">(</text:span>北約東擴、法西斯猖獗<text:span text:style-name="T3">)</text:span>，也必然不是反戰。<text:span text:style-name="T3"><text:s/><text:line-break/><text:line-break/>2. </text:span>有評論指出普丁出兵是為了個人私利。這個更是荒謬至極。世界上有人會為了自己的私利而選擇和美國對著幹這麼危險的事嗎？<text:span text:style-name="T3"><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2"><text:span text:style-name="T1">陳真</text:span><text:s/>  |  2022.03.03 09:48   |   <text:a xlink:type="simple" xlink:href="http://palinfo.habago.org/Entry?Command=Information_PrintForum&amp;iPage=1#FORUM42042"><text:span text:style-name="T2">#</text:span></text:a></text:p>
      <text:p text:style-name="P3">謝謝韓葳。<text:span text:style-name="T3"><text:s/><text:line-break/><text:line-break/></text:span>我覺得，就客觀意義來講，人類的普遍智能其實還是相當難以恭維的，也許比鸚鵡好一些，但是面對系統性的洗腦，其實馬上就又回到鸚鵡的水平。<text:span text:style-name="T3"><text:s/><text:line-break/><text:line-break/></text:span>杜斯托也夫斯基相信美能救世界，羅素相信人們普遍足夠的理性能力才能救世界，但是，現實卻告訴我們，拳頭夠硬才能救世界。<text:span text:style-name="T3"><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2"><text:span text:style-name="T1">韓葳</text:span><text:s/>  |  2022.03.03 08:54   |   <text:a xlink:type="simple" xlink:href="http://palinfo.habago.org/Entry?Command=Information_PrintForum&amp;iPage=1#FORUM42041"><text:span text:style-name="T2">#</text:span></text:a></text:p>
      <text:p text:style-name="P6">尊敬的陳醫師，您好<text:span text:style-name="T3"><text:s/><text:line-break/><text:line-break/></text:span>您說：為什麼人們連最基本的思考能力似乎都不存在？<text:span text:style-name="T3"><text:s/><text:line-break/><text:line-break/></text:span>根據我觀察自己和找尋答案，有一個可能的解釋是：因為人們太習慣被「自我感覺良好」主控。<text:span text:style-name="T3"><text:s/><text:line-break/><text:line-break/></text:span>在思考的時候，每每想出一個自我感覺良好的「結論」，就覺得自己很聰明、感到很開心，然後就停止思考了。<text:span text:style-name="T3"><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3"><text:s/><text:line-break/><text:line-break/></text:span>這樣就會導致：當新訊息進來而有需要重新思考時，困難。<text:span text:style-name="T3"><text:s/><text:line-break/></text:span>「自我感覺良好」是阻擋深入思考的一個障礙。<text:span text:style-name="T3"><text:s/><text:line-break/></text:span>人們被「自我感覺良好」掌控住了，沒有認知到它是有危險性的。<text:span text:style-name="T3"><text:s/></text:span></text:p>
      <text:p text:style-name="P2">Ethan   |  2022.03.03 08:37   |   <text:a xlink:type="simple" xlink:href="http://palinfo.habago.org/Entry?Command=Information_PrintForum&amp;iPage=1#FORUM42040"><text:span text:style-name="T2">#</text:span></text:a></text:p>
      <text:p text:style-name="P5"><text:span text:style-name="T5"><text:line-break/></text:span><text:span text:style-name="T4">烏克蘭新納粹</text:span><text:span text:style-name="T5"><text:s/><text:line-break/></text:span><text:a xlink:type="simple" xlink:href="https://user.guancha.cn/wap/content?id=706264"><text:span text:style-name="T7">https://user.guancha.cn/wap/content?id=706264</text:span></text:a><text:span text:style-name="T5"><text:s/></text:span></text:p>
      <text:p text:style-name="P2"><text:span text:style-name="T1">張萬康</text:span><text:s/>  |  2022.03.03 03:11   |   <text:a xlink:type="simple" xlink:href="http://palinfo.habago.org/Entry?Command=Information_PrintForum&amp;iPage=1#FORUM42039"><text:span text:style-name="T2">#</text:span></text:a></text:p>
      <text:p text:style-name="P3">在西方大國之中，我相對喜歡的總是法國，儘管極右派近年聲勢不弱，但法國的底蘊還是好，看問題清晰的人相對算多，這和他們討厭美國霸權由來已久也有關。這位法國女記者講述頓巴斯八年來的艱難狀況。<text:span text:style-name="T3"><text:s/><text:line-break/><text:line-break/></text:span><text:a xlink:type="simple" xlink:href="https://m.weibo.cn/status/4742475724620327?sourceType=weixin&amp;;from=10C2195010&amp;;wm=4260_0001"><text:span text:style-name="T12">https://m.weibo.cn/status/4742475724620327?sourceType=weixin&amp;;from=10C2195010&amp;;wm=4260_0001</text:span></text:a><text:span text:style-name="T3"><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3"><text:s/><text:line-break/><text:line-break/></text:span>不過有個疑問，按說俄軍已經控制頓巴斯，她怎說居民仍遭烏軍砲擊和空襲。可能是一種零星滋擾？我想問軍事專家邱世卿，等他解答後若有必要，再跟大家報告。<text:span text:style-name="T3"><text:s/><text:line-break/><text:line-break/></text:span>密特朗故去前一年吧，他的口述傳記中表示，他想再次強調和提醒的是，世界上最危險的就是美國。<text:span text:style-name="T3"><text:s/><text:line-break/><text:line-break/></text:span>謝謝這個板一直能發出一些聲音支撐大家的心靈。<text:span text:style-name="T3"><text:s/></text:span></text:p>
      <text:p text:style-name="P2"><text:span text:style-name="T1">陳真</text:span><text:s/>  |  2022.03.03 02:47   |   <text:a xlink:type="simple" xlink:href="http://palinfo.habago.org/Entry?Command=Information_PrintForum&amp;iPage=1#FORUM42038"><text:span text:style-name="T2">#</text:span></text:a></text:p>
      <text:p text:style-name="P6">三十年變局揭開序幕<text:span text:style-name="T3"><text:s/><text:line-break/><text:line-break/></text:span>陳真<text:span text:style-name="T3"><text:s/><text:line-break/><text:line-break/>2022.03.03. <text:line-break/><text:line-break/></text:span>今年一月三號，新年才剛過，突然就來了一個<text:span text:style-name="T3">“</text:span>五常核聲明<text:span text:style-name="T3">”</text:span>，中美英法俄五個聯合國常任理事國發表聯合聲明不打核戰爭。<text:span text:style-name="T3"><text:s/><text:line-break/><text:line-break/></text:span>當下看到這條新聞很驚訝，媒體卻說這是<text:span text:style-name="T3">2022</text:span>年列強送給世人的一個禮物。但是，如果沒有大事要發生，莫名其妙怎麼會突然給大家這樣一個<text:span text:style-name="T3">“</text:span>禮物<text:span text:style-name="T3">”</text:span>呢？果然，不到兩個月的時間，大戰就爆發了，核戰的陰影也隨即而來。<text:span text:style-name="T3"><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3"><text:s/><text:line-break/><text:line-break/></text:span>這個五常核聲明是俄羅斯提議，中國積極附和，於是才有了這紙聲明。這說明了俄羅斯也不想打核戰，因為那意味著人類的毀滅。<text:span text:style-name="T3"><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3"><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3"><text:s/><text:line-break/><text:line-break/></text:span>這一代人何其不幸，他們必須以多大的艱辛忍耐與毅力來面對不可知的未來？為了小孩，大人更要盡量照顧好自己的健康與安全，陪伴小孩走過未來這段危機四伏的坎坷路。</text:p>
      <text:p text:style-name="P2"><text:span text:style-name="T1">怡靜</text:span><text:s/>  |  2022.03.03 02:03   |   <text:a xlink:type="simple" xlink:href="http://palinfo.habago.org/Entry?Command=Information_PrintForum&amp;iPage=1#FORUM42037"><text:span text:style-name="T2">#</text:span></text:a></text:p>
      <text:p text:style-name="P3">亦<text:span text:style-name="T8">鸣那個視頻連結被和諧了，不過博主又上傳了</text:span><text:span text:style-name="T3"><text:s/><text:line-break/></text:span><text:a xlink:type="simple" xlink:href="http://shorturl.at/guW78"><text:span text:style-name="T12">http://shorturl.at/guW78</text:span></text:a><text:span text:style-name="T3"><text:s/><text:line-break/><text:line-break/></text:span>有時候我在想，人們看了這種影片，除了說好可怕，然後呢？<text:span text:style-name="T3"><text:s/><text:line-break/></text:span>過幾天就忘了吧！<text:span text:style-name="T3"><text:s/></text:span>如果你長期關注美帝罪行，裡面的血腥鏡頭你一定不陌生，甚至光是<text:span text:style-name="T3"><text:s/><text:line-break/></text:span>文字的描述都可以讓你不寒而慄，對人性感到絕望。這些場景在被美國肆虐侵略的<text:span text:style-name="T3"><text:s/><text:line-break/></text:span>國家重複上演幾萬遍了。有時候自己真想當個傻白甜的人，這樣過日子多好。<text:span text:style-name="T3"><text:s/><text:line-break/><text:line-break/></text:span>俄烏衝突看下來，我是很悲觀了。美國每年花上億美元醜化俄國和中國不是沒有道理的。<text:span text:style-name="T3"><text:s/><text:line-break/></text:span>而且無論結局如何，美國贏麻了。<text:span text:style-name="T3"><text:s/><text:line-break/><text:line-break/></text:span>這是今天在推特上看到的，想想台灣吧！<text:span text:style-name="T3"><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3"><text:s/><text:line-break/></text:span>我想了很多，事情並不是像你在媒體上看到的那樣單純。</text:p>
      <text:p text:style-name="P2"><text:span text:style-name="T1">陳真</text:span><text:s/>  |  2022.03.03 01:22   |   <text:a xlink:type="simple" xlink:href="http://palinfo.habago.org/Entry?Command=Information_PrintForum&amp;iPage=1#FORUM42036"><text:span text:style-name="T2">#</text:span></text:a></text:p>
      <text:p text:style-name="P6">剛剛刪了一則無腦言論。<text:span text:style-name="T3"><text:s/><text:line-break/><text:line-break/></text:span>所謂討論，許多時候真的是毫無意義。我常納悶，為何絕大多數人的頭腦如此簡單？為什麼人們連最基本的思考能力似乎都不存在？<text:span text:style-name="T3"><text:s/><text:line-break/><text:line-break/></text:span>我知道其中有些人不是無能思索，而是根本不在意，無要無緊。今天，如果事關其自身利益，保證他思索得滴水不漏面面俱到。<text:span text:style-name="T3"><text:s/><text:line-break/><text:line-break/></text:span>當然，還有一些人是真的腦殘，腦子進水。<text:span text:style-name="T3"><text:s/><text:line-break/><text:line-break/></text:span>但是，不管是以上哪一種人，令人感到不可思議的不是他的愚蠢，而是他的不自知，他不知道而且也許根本不可能有能力知道自己的愚蠢。<text:span text:style-name="T3"><text:s/><text:line-break/><text:line-break/></text:span>不但不自知，甚至還會以為自己很懂。這是長年以來最讓我感到不可思議的一點。<text:span text:style-name="T3"><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3"><text:s/><text:line-break/><text:line-break/></text:span>市面上很多名嘴或醫生或網紅或什麼學者之類，什麼話題都敢講，講得口沫橫飛。儘管低能到爆，但是島內低能媒體照樣照三餐引述。<text:span text:style-name="T3"><text:s/><text:line-break/><text:line-break/></text:span>我知道他們別有所圖，或是賺點通告費，或是給自己打打知名度，所以才明明無知卻裝得好像很懂。<text:span text:style-name="T3"><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3"><text:s/><text:line-break/><text:line-break/></text:span>比方說我知道我不懂相對論，如果有相對論研討會邀我主講，我肯定是不敢的。我也不懂任何流行歌，你要我唱，我一句也唱不出來，我絕不會去主持流行音樂台。<text:span text:style-name="T3"><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3"><text:s/><text:line-break/><text:line-break/></text:span>人們似乎總是以為只要孤狗一下馬上就是個專家了。問題是，有可能嗎？知識或資訊有這麼廉價嗎？</text:p>
      <text:p text:style-name="P2"><text:span text:style-name="T1">陳真</text:span><text:s/>  |  2022.03.03 01:10   |   <text:a xlink:type="simple" xlink:href="http://palinfo.habago.org/Entry?Command=Information_PrintForum&amp;iPage=1#FORUM42035"><text:span text:style-name="T2">#</text:span></text:a></text:p>
      <text:p text:style-name="P3">韋廷，我自己也沒什麼好方法能夠迅速治癒腦殘，往往只能無言，只能呵呵，趕緊改談天氣，改談美食。<text:span text:style-name="T3"><text:s/><text:line-break/><text:line-break/></text:span>隨著歲月流逝或說年歲增長，我覺得，就集體意義而言，議論無益且無效，憑著<text:span text:style-name="T3">“</text:span>拳頭<text:span text:style-name="T3">”</text:span>直接掌握麥克風才是正辦。所謂民可使由之，不可使知之，直接告訴他正確答案比較快。誰掌握了麥克風，誰就掌握了真理。<text:span text:style-name="T3"><text:s/><text:line-break/><text:line-break/></text:span>這是就集體意義來講，至於就我個人來說，仍是老話，不管我講得多麼慷慨激昂，仍然是一人聖經。我手寫我心，我講的全部是自己相信的話，就如林義雄的名言，<text:span text:style-name="T3">“</text:span>我說不出一句不是由衷的話<text:span text:style-name="T3">”</text:span>。<text:span text:style-name="T3"><text:s/><text:line-break/><text:line-break/></text:span>重點是，儘管如此，它還是一人聖經，不出方寸之間。我就是我自己惟一的信徒。我不打算再招收第二個信徒。<text:span text:style-name="T3"><text:s/><text:line-break/><text:line-break/></text:span>如是我聞，我所言只是給大家參考參考，人們還是應該用自己的腦子，動自己的手腳，去尋找屬於你自己的真理。<text:span text:style-name="T3"><text:s/><text:line-break/><text:line-break/></text:span>齊克果說得對，<text:span text:style-name="T3">“</text:span>世上無真理，直到它被我所認知，才成為真理。<text:span text:style-name="T3">” </text:span>這才是通往真理的道路，一如尼采所說：<text:span text:style-name="T3">“</text:span>凡是追隨我的，將會失去你和我，凡是追隨你自己的，總有一天你就會遇到我。<text:span text:style-name="T3">”</text:span></text:p>
      <text:p text:style-name="P2"><text:span text:style-name="T1">陳韋廷</text:span><text:s/>  |  2022.03.03 00:20   |   <text:a xlink:type="simple" xlink:href="http://palinfo.habago.org/Entry?Command=Information_PrintForum&amp;iPage=1#FORUM42034"><text:span text:style-name="T2">#</text:span></text:a></text:p>
      <text:p text:style-name="P6">陳醫師好：<text:span text:style-name="T3"><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3"><text:s/><text:line-break/></text:span>真理不能靠口號和嘴砲，但絕大多數人沒有足夠智力和閒暇當蘇格拉底。不知有沒有什麼簡單的教條甚至咒語，或簡單易行的小事，可以快速有效給親友驅除假新聞洗腦？感激不盡！<text:span text:style-name="T3"><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3"><text:s/><text:line-break/><text:line-break/></text:span><text:a xlink:type="simple" xlink:href="https://www.fmprc.gov.cn/zyxw/202203/t20220302_10647118.shtml"><text:span text:style-name="T12">https://www.fmprc.gov.cn/zyxw/202203/t20220302_10647118.shtml</text:span></text:a><text:span text:style-name="T3"><text:s/><text:line-break/></text:span><text:a xlink:type="simple" xlink:href="https://www.fmprc.gov.cn/eng/zxxx_662805/202203/t20220302_10647120.html"><text:span text:style-name="T12">https://www.fmprc.gov.cn/eng/zxxx_662805/202203/t20220302_10647120.html</text:span></text:a><text:span text:style-name="T3"><text:s/><text:line-break/></text:span>另附上一篇中國外交部主動抨擊美國人權的文章，及其英文翻譯。不意外的是外電幾無轉載。中國宣傳機構的無能、對輿論管道的糟糕掌握須負相當責任。<text:span text:style-name="T3"><text:s/><text:line-break/></text:span>陳韋廷<text:span text:style-name="T3"><text:s/></text:span>敬上</text:p>
      <text:p text:style-name="P2">Ethan   |  2022.03.03 00:08   |   <text:a xlink:type="simple" xlink:href="http://palinfo.habago.org/Entry?Command=Information_PrintForum&amp;iPage=1#FORUM42033"><text:span text:style-name="T2">#</text:span></text:a></text:p>
      <text:p text:style-name="P3">爆發戰爭原因<text:span text:style-name="T3"><text:s/><text:line-break/><text:line-break/>1. </text:span>北約東擴，戰略包圍俄羅斯即將完成。<text:span text:style-name="T3"><text:s/></text:span>類似情況，古巴危機差點爆發核衝突。<text:span text:style-name="T3"><text:s/></text:span>大國間戰略安全秩序被打破<text:span text:style-name="T3"><text:s/></text:span>都會爆發戰爭。<text:span text:style-name="T3"><text:s/><text:line-break/><text:line-break/>2. </text:span>亞速營濫殺烏東平民，北約濫殺中東，非洲平民，達上千萬人，俄羅斯處於自身安全利益，對軍事目標發動打擊。<text:span text:style-name="T3"><text:s/></text:span>情況差很大。<text:span text:style-name="T3"><text:s/><text:line-break/><text:line-break/>3. </text:span>一堆假新聞泛濫，中東世界死傷慘重這麼多年沒有西方出來集團制裁發動戰爭國家，卻制裁逼上角落反擊的人。<text:span text:style-name="T3"><text:s/></text:span>這種雙標本身就是製造戰爭的幫兇。</text:p>
      <text:p text:style-name="P2"><text:span text:style-name="T1">蔡亦</text:span><text:span text:style-name="T8">鸣</text:span><text:s/>  |  2022.03.02 21:10   |   <text:a xlink:type="simple" xlink:href="http://palinfo.habago.org/Entry?Command=Information_PrintForum&amp;iPage=1#FORUM42031"><text:span text:style-name="T2">#</text:span></text:a></text:p>
      <text:p text:style-name="P10"><text:a xlink:type="simple" xlink:href="https://www.youtube.com/watch?v=mB1fdTnYyBI"><text:span text:style-name="T12">https://www.youtube.com/watch?v=mB1fdTnYyBI</text:span></text:a><text:span text:style-name="T3"><text:s/><text:line-break/><text:line-break/></text:span><text:span text:style-name="T1">之前发的</text:span>链接视频被微博和谐了，应该是太过血腥恐怖，我不懂俄语所以一时之间也找不到源视频，不过可以看看这个。</text:p>
      <text:p text:style-name="P2"><text:span text:style-name="T1">陳真</text:span><text:s/>  |  2022.03.02 20:41   |   <text:a xlink:type="simple" xlink:href="http://palinfo.habago.org/Entry?Command=Information_PrintForum&amp;iPage=1#FORUM42030"><text:span text:style-name="T2">#</text:span></text:a></text:p>
      <text:p text:style-name="P3">大算盤與小算盤<text:span text:style-name="T3"><text:s/><text:line-break/><text:line-break/></text:span>陳真<text:span text:style-name="T3"><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3"><text:s/><text:line-break/><text:line-break/></text:span>討論或溝通需要一種能力上和態度上的對等，否則很難與言。<text:span text:style-name="T3"><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3"><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3"><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3">(</text:span>例如西方列強<text:span text:style-name="T3">)</text:span>，就該槍斃一萬次。把兩者等量其觀，是一種偽善，一種掩護惡行，掩護大惡，卻挑小小惡的大麻煩。<text:span text:style-name="T3"><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3"><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3"><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2">kevin   |  2022.03.02 19:43   |   <text:a xlink:type="simple" xlink:href="http://palinfo.habago.org/Entry?Command=Information_PrintForum&amp;iPage=1#FORUM42029"><text:span text:style-name="T2">#</text:span></text:a></text:p>
      <text:p text:style-name="P6">陳真醫師<text:span text:style-name="T3">: <text:line-break/><text:line-break/></text:span>我家人都在說烏克蘭多可憐<text:span text:style-name="T3">,</text:span>我則把烏克蘭納粹屠殺俄羅斯裔居民的事情告訴他們<text:span text:style-name="T3">,</text:span>他們不信<text:span text:style-name="T3">,</text:span>我只能說台灣人被洗腦的太恐怖了<text:span text:style-name="T3">. <text:line-break/><text:line-break/></text:span>如果我是俄軍指揮官<text:span text:style-name="T3">,</text:span>烏克蘭正規軍戰俘一律人道待遇<text:span text:style-name="T3"><text:s/></text:span>優先保障他們的醫療伙食<text:span text:style-name="T3"><text:s/></text:span>戰後給他們路費讓他們回家<text:span text:style-name="T3"><text:s/></text:span>但是亞速營那種納粹<text:span text:style-name="T3">.....</text:span>俘虜他們後<text:span text:style-name="T3"><text:s/></text:span>只給他們鏟子<text:span text:style-name="T3"><text:s/></text:span>讓他們自己挖自己的墳墓<text:span text:style-name="T3"><text:s/></text:span>再通通就地槍決<text:span text:style-name="T3">,</text:span>比較起他們的惡行<text:span text:style-name="T3"><text:s/></text:span>我想我應該很仁慈<text:span text:style-name="T3"><text:s/><text:line-break/><text:line-break/></text:span>俄羅斯加油<text:span text:style-name="T3"><text:s/></text:span>消滅第四帝國<text:span text:style-name="T3">!</text:span></text:p>
      <text:p text:style-name="P2"><text:span text:style-name="T1">陳真</text:span><text:s/>  |  2022.03.02 18:55   |   <text:a xlink:type="simple" xlink:href="http://palinfo.habago.org/Entry?Command=Information_PrintForum&amp;iPage=1#FORUM42028"><text:span text:style-name="T2">#</text:span></text:a></text:p>
      <text:p text:style-name="P7"><text:span text:style-name="T1">撒旦要帶來厄運了！</text:span><text:s/><text:line-break/><text:line-break/><text:span text:style-name="T1">陳真</text:span><text:s/><text:line-break/><text:line-break/>============= <text:line-break/><text:line-break/><text:a xlink:type="simple" xlink:href="https://bit.ly/3pvfleJ"><text:span text:style-name="T9">https://bit.ly/3pvfleJ</text:span></text:a><text:s/><text:line-break/><text:line-break/><text:span text:style-name="T1">台中里長高掛看板迎接</text:span><text:s/><text:span text:style-name="T1">蓬佩奧親回應</text:span><text:s/><text:line-break/><text:line-break/><text:span text:style-name="T1">三立新聞網</text:span><text:s/><text:line-break/><text:line-break/>2022<text:span text:style-name="T1">年</text:span>3<text:span text:style-name="T1">月</text:span>2<text:span text:style-name="T1">日</text:span></text:p>
      <text:p text:style-name="P2"><text:span text:style-name="T1">怡靜</text:span><text:s/>  |  2022.03.01 15:11   |   <text:a xlink:type="simple" xlink:href="http://palinfo.habago.org/Entry?Command=Information_PrintForum&amp;iPage=2#FORUM42013"><text:span text:style-name="T2">#</text:span></text:a></text:p>
      <text:p text:style-name="P3">搬運工來也。<text:span text:style-name="T3"><text:s/></text:span>昨天晚上睡覺前看的，笑死，整個就是大型翻車現場。<text:span text:style-name="T3"><text:s/><text:line-break/></text:span>但是笑完後其實是很想哭的，如果你知道烏克蘭是怎麼走到這一步的，<text:span text:style-name="T3"><text:s/><text:line-break/></text:span>然後又想到台灣正一步步<text:span text:style-name="T3">..... <text:line-break/><text:line-break/></text:span>烏政府高官一半以上有美籍。格魯吉亞總統薩卡什維利戰敗倒台，<text:span text:style-name="T3"><text:s/><text:line-break/></text:span>成了烏克蘭敖德薩州的州長。現烏衛生部長，生於美國，<text:span text:style-name="T3">15</text:span>年以前一直是美國醫生，<text:span text:style-name="T3">15</text:span>年突然獲得烏克蘭國籍，<text:span text:style-name="T3"><text:s/><text:line-break/>16</text:span>年就被提拔為衛生部副部長。<text:span text:style-name="T3">19</text:span>年澤連斯基力任命其為衛生部長。<text:span text:style-name="T3"><text:s/><text:line-break/><text:line-break/></text:span>底下是文字敘述，不想看的直接看視頻，五分多鐘而已，除了這個說大實話<text:span text:style-name="T3"><text:s/><text:line-break/></text:span>的烏克蘭來賓，其他來賓也暴露歐洲白人偽善的真面目。<text:span text:style-name="T3">(</text:span>如果一個人動不動就在你面前跟你夸夸而談民主自由，<text:span text:style-name="T3"><text:s/><text:line-break/></text:span>基本上這個人的話不用聽了<text:span text:style-name="T3">) <text:line-break/></text:span>因為是現場直播，所以無法掐斷，否則這麼政治不正確的內容怎麼可以播出。<text:span text:style-name="T3"><text:s/><text:line-break/><text:line-break/></text:span>視頻在此<text:span text:style-name="T3"><text:s/><text:line-break/>https://mp.weixin.qq.com/s/EzMI_N4OyC-Bc0qYevtQzQ <text:line-break/>================== <text:line-break/></text:span>歐洲電台最近好像只剩下烏克蘭的話題了，連軸轉有時會鬧烏龍。<text:span text:style-name="T3"><text:s/><text:line-break/></text:span>這個女的是烏克蘭人，外派在法國，家人都在基輔。<text:span text:style-name="T3"><text:s/><text:line-break/></text:span>本來電台可能是指望她聲淚俱下來控訴普京，結果她說的話讓嘉賓臉都綠了。<text:span text:style-name="T3"><text:s/><text:line-break/><text:line-break/></text:span>主要信息：<text:span text:style-name="T3"><text:s/><text:line-break/><text:line-break/></text:span>烏克蘭平均收入<text:span text:style-name="T3">200 </text:span>歐，這大冬天的，好多人光是取暖一半收入就出去了，<text:span text:style-name="T3"><text:s/><text:line-break/></text:span>生活太艱難的，什麽都沒有，現政府完全是個傀儡，高層官員受賄成風，有什麽好保衛的？<text:span text:style-name="T3"><text:s/><text:line-break/><text:line-break/></text:span>主持人說，那妳在基輔的家人是不是都在逃難啊？<text:span text:style-name="T3"><text:s/><text:line-break/><text:line-break/></text:span>她說，不是，我們家的都乖乖的坐家裏等著呢。他們這兩天不去上班了。等著呢。<text:span text:style-name="T3"><text:s/><text:line-break/><text:line-break/></text:span>主持人繼續問，啊？！難道妳是說有烏克蘭人在盼望普京的到來？？<text:span text:style-name="T3"><text:s/><text:line-break/><text:line-break/></text:span>女的：當然有，妳以為呢？<text:span text:style-name="T3"><text:s/></text:span>不是非黑即白的。<text:span text:style-name="T3"><text:s/><text:line-break/><text:line-break/></text:span>其它嘉賓坐不住了，開始七嘴八舌的打斷烏克蘭女的反動言論。</text:p>
      <text:p text:style-name="P2"><text:span text:style-name="T1">？</text:span><text:s/>  |  2022.03.01 14:10   |   <text:a xlink:type="simple" xlink:href="http://palinfo.habago.org/Entry?Command=Information_PrintForum&amp;iPage=2#FORUM42012"><text:span text:style-name="T2">#</text:span></text:a></text:p>
      <text:p text:style-name="P10"><text:span text:style-name="T1">看了看</text:span>论坛普遍对当今中国常规军事实力有些误解。直接说结论是世界第二且远超俄罗斯，第一岛链已经名存实亡了，时间点是<text:span text:style-name="T3">19</text:span><text:span text:style-name="T1">年的东风</text:span><text:span text:style-name="T3">17≈</text:span><text:span text:style-name="T1">航母活不了。并且还有</text:span>规模最大的陆军<text:span text:style-name="T3">+</text:span><text:span text:style-name="T1">海量</text:span>陆基导弹数量<text:span text:style-name="T3">+</text:span><text:span text:style-name="T1">极速</text:span>扩张的海空军，短板是缺乏战争投射能力和较少的核弹数量，只能在本土和近海发挥。但是，在近海常规实力是稳赢美国的</text:p>
      <text:p text:style-name="P2"><text:span text:style-name="T1">陳真</text:span><text:s/>  |  2022.03.01 09:32   |   <text:a xlink:type="simple" xlink:href="http://palinfo.habago.org/Entry?Command=Information_PrintForum&amp;iPage=2#FORUM42009"><text:span text:style-name="T2">#</text:span></text:a></text:p>
      <text:p text:style-name="P3">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3"><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3"><text:s/><text:line-break/><text:line-break/></text:span>一些文章，如果總是在講美國什麼有多笨啊，誤判啊，慘敗啊，我通常就略過不看了。事實上，美國從未敗過，更何況慘敗。他只有大贏和小贏的差別。<text:span text:style-name="T3"><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2"><text:span text:style-name="T1">黄清</text:span><text:span text:style-name="T8">扬</text:span><text:s/>  |  2022.03.01 08:15   |   <text:a xlink:type="simple" xlink:href="http://palinfo.habago.org/Entry?Command=Information_PrintForum&amp;iPage=2#FORUM42008"><text:span text:style-name="T2">#</text:span></text:a></text:p>
      <text:p text:style-name="P10"><text:span text:style-name="T1">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3">1000</text:span><text:span text:style-name="T1">，自</text:span>损<text:span text:style-name="T3">800</text:span><text:span text:style-name="T1">，但对中国无疑是非常致命的</text:span>损伤。真是希望台湾执政当局能有最后一点良知不落入外人的圈套，也希望中共当局能有破局的妙招！</text:p>
      <text:p text:style-name="P2"><text:span text:style-name="T1">陳真</text:span><text:s/>  |  2022.03.01 03:10   |   <text:a xlink:type="simple" xlink:href="http://palinfo.habago.org/Entry?Command=Information_PrintForum&amp;iPage=2#FORUM42007"><text:span text:style-name="T2">#</text:span></text:a></text:p>
      <text:p text:style-name="P3">這裏有一段視頻，對於初步理解烏克蘭問題會有幫助，不會太難。耐心把它從頭到尾看完，至少就能站在一個大致正確的理解架構上了。<text:span text:style-name="T3"><text:s/><text:line-break/><text:line-break/>https://bit.ly/3Iu9oGk <text:line-break/><text:line-break/></text:span>不是刻意挑的視頻。當然還有其它更好的理解管道，我只是剛剛吃晚餐時無意中看到的，覺得講得還不錯。<text:span text:style-name="T3"><text:s/><text:line-break/><text:line-break/></text:span>至於台灣名嘴和媒體及政治人物講些什麼，不用看也知道一定又是在鬼扯蛋。比方說有個人叫沈富雄，不是壞人，但是各種想法卻非常低能<text:span text:style-name="T3">(</text:span>純描述，非罵人<text:span text:style-name="T3">)</text:span>，也就是很沒營養，很外行，很蠢，但是自我滿意度卻非常高。<text:span text:style-name="T3"><text:s/><text:line-break/><text:line-break/>1993</text:span>年醫界聯盟成立時，我跟他都是發起人，一起開籌備會，當時我就被他在開會時的一些很沒營養卻又自我滿意高到破表的態度給嚇到，真不知道他的自信到底從哪來。題外話。<text:span text:style-name="T3"><text:s/><text:line-break/><text:line-break/></text:span>有人傳他的<text:span text:style-name="T3"><text:s/>"</text:span>高見<text:span text:style-name="T3">" </text:span>給我看，很不可思議，如文末。重點不是講錯，而是空洞不知所云，但他的姿態卻非常高；明明一無所知，卻也能隨口胡扯一通，講得好像他是什麼專家，姿態萬千，真是很不可思議。<text:span text:style-name="T3"><text:s/><text:line-break/><text:line-break/></text:span>除了大陸媒體和<text:span text:style-name="T3">RT</text:span>及<text:span text:style-name="T3">WSWS</text:span>、<text:span text:style-name="T3">Global Research</text:span>和巴勒網等等之外，世界上可信且言之有物的媒體非常少。至於台灣媒體或名嘴或所謂名家之言，基本上就是鬼扯蛋，完全就是亂講一通。<text:span text:style-name="T3"><text:s/><text:line-break/><text:line-break/></text:span>陳真<text:span text:style-name="T3"><text:s/><text:line-break/><text:line-break/>2022. 03. 01. <text:line-break/><text:line-break/>===================== <text:line-break/><text:line-break/></text:span>沈富雄臉書<text:span text:style-name="T3"><text:s/><text:line-break/><text:line-break/>2022</text:span>年<text:span text:style-name="T3">2</text:span>月<text:span text:style-name="T3">24</text:span>日<text:span text:style-name="T3"><text:s/><text:line-break/><text:line-break/></text:span>輸得魯莽，贏得窩囊，兩敗俱傷，大家陪葬<text:span text:style-name="T3"><text:s/><text:line-break/><text:line-break/></text:span>烏克蘭危機，普丁失算，大軍三方包圍，卻只敢進軍烏東，「承認」兩個原已是囊中之物的小混混，算是打腫臉撐面子。<text:span text:style-name="T3"><text:s/><text:line-break/><text:line-break/></text:span>在克宮的狂吠，喚不回舊日蘇維埃的榮光，他註定最後只能帶著帝國殘夢走進歷史，可憐的是，蘇、烏兩地人民付出的代價實在不值。<text:span text:style-name="T3"><text:s/><text:line-break/><text:line-break/></text:span>北約<text:span text:style-name="T3">(NATO)</text:span>東擴的侵門踏戶，當然是他憤怒的最大藉口，但他卻從不檢討這些國家為何心向西方？老大哥既不給尊嚴也不給麵包。<text:span text:style-name="T3"><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3"><text:s/><text:line-break/><text:line-break/></text:span>拜登年老力衰卻面臨危局，慌亂失措中幸賴對手的魯莽而得以團結北約諸國，制裁有氣無力，恐是為了留給普丁一些下台階，也給未來留下一些籌碼，以備後繼之需。<text:span text:style-name="T3"><text:s/><text:line-break/><text:line-break/></text:span>俄國的國防軍費只有美國的<text:span text:style-name="T3">5%</text:span>，北約的<text:span text:style-name="T3">8%</text:span>，雖是極度的不對稱，但手中卻握有核武，因此美、俄兩大仍然避免正面交鋒，普丁的目標應是把烏東克里米亞化，把烏克蘭喬治亞化。<text:span text:style-name="T3"><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